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5">
      <style:paragraph-properties fo:margin-top="0in" fo:margin-bottom="0in"/>
    </style:style>
    <style:style style:name="P22" style:family="paragraph" style:parent-style-name="Text_20_body" style:list-style-name="L6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Text_20_body" style:list-style-name="L7">
      <style:paragraph-properties fo:margin-top="0in" fo:margin-bottom="0in"/>
    </style:style>
    <style:style style:name="P27" style:family="paragraph" style:parent-style-name="Quotations">
      <style:paragraph-properties fo:margin-left="0.5in" fo:margin-right="0in" fo:text-indent="0in" style:auto-text-indent="false"/>
    </style:style>
    <style:style style:name="P28" style:family="paragraph" style:parent-style-name="Text_20_body" style:list-style-name="L8">
      <style:paragraph-properties fo:margin-top="0in" fo:margin-bottom="0in"/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Text_20_body" style:list-style-name="L9">
      <style:paragraph-properties fo:margin-top="0in" fo:margin-bottom="0in"/>
    </style:style>
    <style:style style:name="P62" style:family="paragraph" style:parent-style-name="Text_20_body" style:list-style-name="L10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11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Text_20_body" style:list-style-name="L12">
      <style:paragraph-properties fo:margin-top="0in" fo:margin-bottom="0in"/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Text_20_body" style:list-style-name="L13">
      <style:paragraph-properties fo:margin-top="0in" fo:margin-bottom="0in"/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Preformatted_20_Text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Preformatted_20_Text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Text_20_body" style:list-style-name="L14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Text_20_body" style:list-style-name="L15">
      <style:paragraph-properties fo:margin-top="0in" fo:margin-bottom="0in"/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Preformatted_20_Text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Preformatted_20_Text">
    </style:style>
    <style:style style:name="P412" style:family="paragraph" style:parent-style-name="Preformatted_20_Text">
    </style:style>
    <style:style style:name="P413" style:family="paragraph" style:parent-style-name="Preformatted_20_Text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Preformatted_20_Text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Preformatted_20_Text">
    </style:style>
    <style:style style:name="P456" style:family="paragraph" style:parent-style-name="Preformatted_20_Text"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Preformatted_20_Text"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Text_20_body" style:list-style-name="L16">
      <style:paragraph-properties fo:margin-top="0in" fo:margin-bottom="0in"/>
    </style:style>
    <style:style style:name="P559" style:family="paragraph" style:parent-style-name="Text_20_body" style:list-style-name="L17">
      <style:paragraph-properties fo:margin-top="0in" fo:margin-bottom="0in"/>
    </style:style>
    <style:style style:name="P560" style:family="paragraph" style:parent-style-name="Text_20_body" style:list-style-name="L18">
      <style:paragraph-properties fo:margin-top="0in" fo:margin-bottom="0in"/>
    </style:style>
    <style:style style:name="P561" style:family="paragraph" style:parent-style-name="Text_20_body" style:list-style-name="L19">
      <style:paragraph-properties fo:margin-top="0in" fo:margin-bottom="0in"/>
    </style:style>
    <style:style style:name="P562" style:family="paragraph" style:parent-style-name="Text_20_body" style:list-style-name="L20">
      <style:paragraph-properties fo:margin-top="0in" fo:margin-bottom="0in"/>
    </style:style>
    <style:style style:name="P563" style:family="paragraph" style:parent-style-name="Text_20_body" style:list-style-name="L21">
      <style:paragraph-properties fo:margin-top="0in" fo:margin-bottom="0in"/>
    </style:style>
    <style:style style:name="P564" style:family="paragraph" style:parent-style-name="Text_20_body" style:list-style-name="L22">
      <style:paragraph-properties fo:margin-top="0in" fo:margin-bottom="0in"/>
    </style:style>
    <style:style style:name="P565" style:family="paragraph" style:parent-style-name="Text_20_body" style:list-style-name="L23">
      <style:paragraph-properties fo:margin-top="0in" fo:margin-bottom="0in"/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Text_20_body" style:list-style-name="L24">
      <style:paragraph-properties fo:margin-top="0in" fo:margin-bottom="0in"/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Text_20_body" style:list-style-name="L25">
      <style:paragraph-properties fo:margin-top="0in" fo:margin-bottom="0in"/>
    </style:style>
    <style:style style:name="P580" style:family="paragraph" style:parent-style-name="Text_20_body" style:list-style-name="L26">
    </style:style>
    <style:style style:name="P581" style:family="paragraph" style:parent-style-name="Text_20_body" style:list-style-name="L27">
      <style:paragraph-properties fo:margin-top="0in" fo:margin-bottom="0in"/>
    </style:style>
    <style:style style:name="P582" style:family="paragraph" style:parent-style-name="Text_20_body" style:list-style-name="L28">
      <style:paragraph-properties fo:margin-top="0in" fo:margin-bottom="0in"/>
    </style:style>
    <style:style style:name="P583" style:family="paragraph" style:parent-style-name="Text_20_body" style:list-style-name="L29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20164*"/>
    </style:style>
    <style:style style:name="Table1.B" style:family="table-column">
      <style:table-column-properties style:rel-column-width="22685*"/>
    </style:style>
    <style:style style:name="Table1.C" style:family="table-column">
      <style:table-column-properties style:rel-column-width="22685*"/>
    </style:style>
  </office:automatic-styles>
  <office:body>
    <office:text>
      <text:p text:style-name="Title">Partylog</text:p>
      <text:p text:style-name="Subtitle">A Standard Notation for Group RPG Session Logging</text:p>
      <text:p text:style-name="Author">Roberto Bisceglie</text:p>
      <text:table-of-content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introduction"/>1. Introduction<text:bookmark-end text:name="introduction"/></text:h>
      <text:p text:style-name="First_20_paragraph">If you’ve ever been the one taking notes at a TTRPG session, you know the problem: the bard is arguing with the shopkeeper, the rogue just triggered a trap, the GM is describing a collapsing ceiling, and you’re scribbling furiously trying to capture any of it.</text:p>
      <text:p text:style-name="Text_20_body">Maybe you’ve tried free-form journaling (becomes a wall of text), pure prose (loses the mechanics), or bullet points (unreadable two weeks later). Partylog offers a different approach: a <text:span text:style-name="T1">lightweight shorthand</text:span> that captures the essential game elements — who did what, what the dice said, what happened — while leaving room for as much (or as little) narrative as you want.</text:p>
      <text:h text:style-name="Heading_20_3" text:outline-level="3"><text:bookmark-start text:name="why-partylog"/>1.1 Why “Partylog”?<text:bookmark-end text:name="why-partylog"/></text:h>
      <text:p text:style-name="First_20_paragraph">Partylog is a <text:span text:style-name="T1">fork of Lonelog</text:span>, a notation system designed for solo RPG session logging. Lonelog’s core philosophy — separate mechanics from fiction, stay compact at the table, scale from one-shots to long campaigns — works beautifully for solo play. But group play introduces challenges that solo notation doesn’t face: multiple players acting simultaneously, a GM pushing events into the fiction, real-time chaos that no single scribe can fully capture.</text:p>
      <text:p text:style-name="Text_20_body">Partylog adapts the Lonelog foundation for group play. The name mirrors the structure: <text:span text:style-name="T2">Party</text:span> (group play) + <text:span text:style-name="T2">log</text:span> (session record). Where Lonelog centers the lone player and their oracle, Partylog centers the party and the GM.</text:p>
      <text:p text:style-name="Text_20_body"><text:span text:style-name="T1">If you know Lonelog</text:span>, you’ll feel at home. The tag system, scene structure, progress tracking, and formatting philosophy are shared DNA. The core symbols shift to reflect group dynamics — attributed actions, GM-initiated events — but the underlying logic is the same.</text:p>
      <text:p text:style-name="Text_20_body"><text:span text:style-name="T1">If you don’t know Lonelog</text:span>, don’t worry. This document is fully standalone. You don’t need to read anything else to use it.</text:p>
      <text:h text:style-name="Heading_20_3" text:outline-level="3"><text:bookmark-start text:name="what-partylog-does"/>1.2 What Partylog Does<text:bookmark-end text:name="what-partylog-does"/></text:h>
      <text:p text:style-name="First_20_paragraph">Whether you’re playing <text:span text:style-name="T2">D&amp;D</text:span>, <text:span text:style-name="T2">Blades in the Dark</text:span>, <text:span text:style-name="T2">Call of Cthulhu</text:span>, or any other tabletop RPG with a group and a GM, this notation helps you:</text:p>
      <text:list text:style-name="L1">
        <text:list-item>
          <text:p text:style-name="P1"><text:span text:style-name="T1">Record what happened</text:span> without drowning in prose</text:p>
        </text:list-item>
        <text:list-item>
          <text:p text:style-name="P1"><text:span text:style-name="T1">Track ongoing elements</text:span> like NPCs, locations, and plot threads</text:p>
        </text:list-item>
        <text:list-item>
          <text:p text:style-name="P1"><text:span text:style-name="T1">Share your sessions</text:span> with players who missed the game or want a recap</text:p>
        </text:list-item>
        <text:list-item>
          <text:p text:style-name="P1"><text:span text:style-name="T1">Review past sessions</text:span> and quickly find the detail everyone forgot</text:p>
        </text:list-item>
      </text:list>
      <text:p text:style-name="First_20_paragraph">The notation is designed to be:</text:p>
      <text:list text:style-name="L2">
        <text:list-item>
          <text:p text:style-name="P2"><text:span text:style-name="T1">Flexible</text:span> — usable across different systems and formats</text:p>
        </text:list-item>
        <text:list-item>
          <text:p text:style-name="P2"><text:span text:style-name="T1">Layered</text:span> — works as both quick shorthand or expanded narrative</text:p>
        </text:list-item>
        <text:list-item>
          <text:p text:style-name="P2"><text:span text:style-name="T1">Searchable</text:span> — tags and codes make it easy to track NPCs, events, and locations</text:p>
        </text:list-item>
        <text:list-item>
          <text:p text:style-name="P2"><text:span text:style-name="T1">Format-agnostic</text:span> — works in digital markdown files or analog notebooks</text:p>
        </text:list-item>
        <text:list-item>
          <text:p text:style-name="P2"><text:span text:style-name="T1">Fast</text:span> — a scribe should be able to use it in real time without falling behind</text:p>
        </text:list-item>
      </text:list>
      <text:h text:style-name="Heading_20_3" text:outline-level="3"><text:bookmark-start text:name="how-to-use-this-notation"/>1.3 How to Use This Notation<text:bookmark-end text:name="how-to-use-this-notation"/></text:h>
      <text:p text:style-name="First_20_paragraph">Think of this as a <text:span text:style-name="T1">toolbox, not a rulebook</text:span>. The system is fully modular: grab what works for you and leave the rest behind.</text:p>
      <text:p text:style-name="Text_20_body">At its core are just <text:span text:style-name="T1">four elements</text:span> (see <text:span text:style-name="T2">Section 3: Core Notation</text:span>). They’re carefully chosen to avoid conflicts with markdown formatting and to mirror the natural flow of group play:</text:p>
      <text:list text:style-name="L3">
        <text:list-item>
          <text:p text:style-name="P3"><text:span text:style-name="Source_Text">@</text:span> for player actions</text:p>
        </text:list-item>
        <text:list-item>
          <text:p text:style-name="P3"><text:span text:style-name="Source_Text">!</text:span> for GM / world events</text:p>
        </text:list-item>
        <text:list-item>
          <text:p text:style-name="P3"><text:span text:style-name="Source_Text">d:</text:span> <text:span text:style-name="Source_Text">-&gt;</text:span> for mechanics and their results</text:p>
        </text:list-item>
        <text:list-item>
          <text:p text:style-name="P3"><text:span text:style-name="Source_Text">=&gt;</text:span> for consequences</text:p>
        </text:list-item>
      </text:list>
      <text:p text:style-name="First_20_paragraph">That’s it. <text:span text:style-name="T1">Everything else is optional.</text:span></text:p>
      <text:p text:style-name="Text_20_body">Scenes, campaign headers, session headers, threads, clocks, narrative excerpts — these are all enhancements you can add when they serve your logging. Want to track a long campaign? Add campaign headers. Need to follow complex plots? Use thread tags. Logging a casual one-shot? Stick to the core symbols.</text:p>
      <text:p text:style-name="Text_20_body">Think of it as concentric circles:</text:p>
      <text:list text:style-name="L4">
        <text:list-item>
          <text:p text:style-name="P4"><text:span text:style-name="T1">Core Notation</text:span> (required): Actions, World Events, Resolutions, Consequences</text:p>
        </text:list-item>
        <text:list-item>
          <text:p text:style-name="P4"><text:span text:style-name="T1">Optional Layers</text:span> (add as needed): Persistent Elements, Progress tracking, Notes, etc.</text:p>
        </text:list-item>
        <text:list-item>
          <text:p text:style-name="P4"><text:span text:style-name="T1">Optional Structure</text:span> (for organization): Campaign Header, Session Header, Scenes</text:p>
        </text:list-item>
      </text:list>
      <text:p text:style-name="First_20_paragraph"><text:span text:style-name="T1">Start small.</text:span> Try the core notation for one scene. If it clicks, great — keep going. If you need more, layer in what helps. Your notes should serve your table, not the other way around.</text:p>
      <text:h text:style-name="Heading_20_3" text:outline-level="3"><text:bookmark-start text:name="quick-start-your-first-session"/>1.4 Quick Start: Your First Session<text:bookmark-end text:name="quick-start-your-first-session"/></text:h>
      <text:p text:style-name="First_20_paragraph">Never used notation before? Here’s everything you need:</text:p>
      <text:p text:style-name="P5">S1 *Your starting scene*</text:p>
      <text:p text:style-name="P6">@(Name) Action a player takes</text:p>
      <text:p text:style-name="P7">d: the roll result -&gt; Success or Fail</text:p>
      <text:p text:style-name="P8">=&gt; What happens as a result</text:p>
      <text:p text:style-name="P9"/>
      <text:p text:style-name="P10">! Something the GM introduces</text:p>
      <text:p text:style-name="P11">=&gt; What that means for the party</text:p>
      <text:p text:style-name="First_20_paragraph"><text:span text:style-name="T1">That’s it!</text:span> Everything else is optional. Try this for one scene and see how it feels.</text:p>
      <text:h text:style-name="Heading_20_4" text:outline-level="4"><text:bookmark-start text:name="quick-start-example"/>Quick Start Example<text:bookmark-end text:name="quick-start-example"/></text:h>
      <text:p text:style-name="P12">S1 *Dark alley, midnight*</text:p>
      <text:p text:style-name="P13">@(Kael) Sneak past the guard</text:p>
      <text:p text:style-name="P14">d: Stealth d20+5=8 vs DC 14 -&gt; Fail</text:p>
      <text:p text:style-name="P15">=&gt; Kicks a bottle. Guard turns!</text:p>
      <text:p text:style-name="P16"/>
      <text:p text:style-name="P17">! Guard draws his blade and advances</text:p>
      <text:p text:style-name="P18">@(Sable) Cast Sleep before he can shout</text:p>
      <text:p text:style-name="P19">d: Spell DC 13, guard WIS save d20=9 -&gt; Fail</text:p>
      <text:p text:style-name="P20">=&gt; The guard crumples. Silence holds — for now.</text:p>
      <text:h text:style-name="Heading_20_3" text:outline-level="3"><text:bookmark-start text:name="the-scribe"/>1.5 The Scribe<text:bookmark-end text:name="the-scribe"/></text:h>
      <text:p text:style-name="First_20_paragraph">In solo play, the player is the writer. In group play, someone has to take notes while everyone else plays. This person is the <text:span text:style-name="T1">scribe</text:span>.</text:p>
      <text:p text:style-name="Text_20_body">The scribe doesn’t need to capture everything. As a player-character or diegetic observer at the table, the scribe only logs what is spoken aloud or revealed to the party. Secret GM-to-player whispers or private notes are omitted from the group log until they become common knowledge in the fiction.</text:p>
      <text:p text:style-name="Text_20_body">Priorities, in order:</text:p>
      <text:list text:style-name="L5">
        <text:list-item>
          <text:p text:style-name="P21"><text:span text:style-name="T1">Actions and rolls</text:span> — who did what, what the dice said</text:p>
        </text:list-item>
        <text:list-item>
          <text:p text:style-name="P21"><text:span text:style-name="T1">Consequences</text:span> — what happened as a result</text:p>
        </text:list-item>
        <text:list-item>
          <text:p text:style-name="P21"><text:span text:style-name="T1">World events</text:span> — what the GM introduced</text:p>
        </text:list-item>
        <text:list-item>
          <text:p text:style-name="P21"><text:span text:style-name="T1">Key dialogue</text:span> — only the memorable lines</text:p>
        </text:list-item>
        <text:list-item>
          <text:p text:style-name="P21"><text:span text:style-name="T1">Narrative color</text:span> — atmosphere, description, mood</text:p>
        </text:list-item>
      </text:list>
      <text:p text:style-name="First_20_paragraph">The first three are the skeleton. The last two are flesh — add them when you can, skip them when the game moves too fast.</text:p>
      <text:p text:style-name="Text_20_body"><text:span text:style-name="T1">Practical tips for scribing:</text:span></text:p>
      <text:list text:style-name="L6">
        <text:list-item>
          <text:p text:style-name="P22">Use shorthand aggressively during play; expand later if you want</text:p>
        </text:list-item>
        <text:list-item>
          <text:p text:style-name="P22">If you fall behind, skip narrative and capture mechanics — you can reconstruct fiction from rolls, not the other way around</text:p>
        </text:list-item>
        <text:list-item>
          <text:p text:style-name="P22">It’s fine to write up notes post-session from memory and whatever you jotted down</text:p>
        </text:list-item>
        <text:list-item>
          <text:p text:style-name="P22">Rotating the scribe between sessions keeps the burden fair</text:p>
        </text:list-item>
        <text:list-item>
          <text:p text:style-name="P22">If multiple people log digitally, one person can own the “canonical” log while others contribute fragments</text:p>
        </text:list-item>
      </text:list>
      <text:p text:style-name="First_20_paragraph"><text:span text:style-name="T1">Scribe attribution</text:span> (optional):</text:p>
      <text:p text:style-name="P23">=== Session 7 ===</text:p>
      <text:p text:style-name="P24">[Date] <text:s text:c="4"/>2025-11-15</text:p>
      <text:p text:style-name="P25">[Scribe] <text:s text:c="2"/>Jordan</text:p>
      <text:p text:style-name="Horizontal_20_Line"/>
      <text:h text:style-name="Heading_20_2" text:outline-level="2"><text:bookmark-start text:name="digital-vs-analog-formats"/>2. Digital vs Analog Formats<text:bookmark-end text:name="digital-vs-analog-formats"/></text:h>
      <text:p text:style-name="First_20_paragraph">This notation works in <text:span text:style-name="T1">both digital markdown files and analog notebooks</text:span>. Choose the format that suits your table.</text:p>
      <text:h text:style-name="Heading_20_3" text:outline-level="3"><text:bookmark-start text:name="digital-format-markdown"/>2.1 Digital Format (Markdown)<text:bookmark-end text:name="digital-format-markdown"/></text:h>
      <text:p text:style-name="First_20_paragraph">In digital markdown files:</text:p>
      <text:list text:style-name="L7">
        <text:list-item>
          <text:p text:style-name="P26"><text:span text:style-name="T1">Campaign metadata</text:span> → YAML front matter (top of file)</text:p>
        </text:list-item>
        <text:list-item>
          <text:p text:style-name="P26"><text:span text:style-name="T1">Campaign Title</text:span> → Level 1 heading</text:p>
        </text:list-item>
        <text:list-item>
          <text:p text:style-name="P26"><text:span text:style-name="T1">Sessions</text:span> → Level 2 headings (<text:span text:style-name="Source_Text">## Session 1</text:span>)</text:p>
        </text:list-item>
        <text:list-item>
          <text:p text:style-name="P26"><text:span text:style-name="T1">Scenes</text:span> → Level 3 headings (<text:span text:style-name="Source_Text">### S1</text:span>)</text:p>
        </text:list-item>
        <text:list-item>
          <text:p text:style-name="P26"><text:span text:style-name="T1">Core notation and tracking</text:span> → Code blocks for easy copying/parsing</text:p>
        </text:list-item>
        <text:list-item>
          <text:p text:style-name="P26"><text:span text:style-name="T1">Narrative</text:span> → Regular prose between code blocks</text:p>
        </text:list-item>
      </text:list>
      <text:p text:style-name="P27"><text:span text:style-name="T1">Note:</text:span> Always wrap notation in code blocks (<text:span text:style-name="Source_Text">```</text:span>) when using digital markdown. This prevents conflicts with Markdown syntax and ensures symbols like <text:span text:style-name="Source_Text">=&gt;</text:span> render correctly.</text:p>
      <text:h text:style-name="Heading_20_3" text:outline-level="3"><text:bookmark-start text:name="analog-format-notebooks"/>2.2 Analog Format (Notebooks)<text:bookmark-end text:name="analog-format-notebooks"/></text:h>
      <text:p text:style-name="First_20_paragraph">In paper notebooks:</text:p>
      <text:list text:style-name="L8">
        <text:list-item>
          <text:p text:style-name="P28">Write headers and metadata directly as shown</text:p>
        </text:list-item>
        <text:list-item>
          <text:p text:style-name="P28">Core notation works identically but without code fences</text:p>
        </text:list-item>
        <text:list-item>
          <text:p text:style-name="P28">Use the same symbols and structure</text:p>
        </text:list-item>
        <text:list-item>
          <text:p text:style-name="P28">Brackets and tags help scanning paper pages</text:p>
        </text:list-item>
      </text:list>
      <text:h text:style-name="Heading_20_3" text:outline-level="3"><text:bookmark-start text:name="format-examples"/>2.3 Format Examples<text:bookmark-end text:name="format-examples"/></text:h>
      <text:h text:style-name="Heading_20_4" text:outline-level="4"><text:bookmark-start text:name="digital-markdown"/>Digital markdown<text:bookmark-end text:name="digital-markdown"/></text:h>
      <text:p text:style-name="Preformatted_20_Text">
<text:span text:style-name="FunctionTok">## Session 1</text:span>
</text:p>
      <text:p text:style-name="Preformatted_20_Text">
<text:span text:style-name="NormalTok">*Date: 2025-09-03 | Duration: 3h | Scribe: Jordan*</text:span>
</text:p>
      <text:p text:style-name="Preformatted_20_Text">
</text:p>
      <text:p text:style-name="Preformatted_20_Text">
<text:span text:style-name="FunctionTok">### S1 *Tavern common room, evening*</text:span>
</text:p>
      <text:p text:style-name="Preformatted_20_Text">
</text:p>
      <text:p text:style-name="Preformatted_20_Text">
<text:span text:style-name="InformationTok">```</text:span>
</text:p>
      <text:p text:style-name="Preformatted_20_Text">
<text:span text:style-name="InformationTok">@(Kael) Ask the barkeep about the missing merchant</text:span>
</text:p>
      <text:p text:style-name="Preformatted_20_Text">
<text:span text:style-name="InformationTok">d: Persuasion d20+3=16 vs DC 12 -&gt; Success</text:span>
</text:p>
      <text:p text:style-name="Preformatted_20_Text">
<text:span text:style-name="InformationTok">=&gt; He leans in and whispers about strange lights at the old mill.</text:span>
</text:p>
      <text:p text:style-name="Preformatted_20_Text">
</text:p>
      <text:p text:style-name="Preformatted_20_Text">
<text:span text:style-name="InformationTok">! A hooded figure in the corner stands and leaves abruptly.</text:span>
</text:p>
      <text:p text:style-name="Preformatted_20_Text">
<text:span text:style-name="InformationTok">=&gt; [N:Hooded Figure|mysterious|left quickly]</text:span>
</text:p>
      <text:p text:style-name="Preformatted_20_Text">
<text:span text:style-name="InformationTok">```</text:span>
</text:p>
      <text:h text:style-name="Heading_20_4" text:outline-level="4"><text:bookmark-start text:name="analog-notebook"/>Analog notebook<text:bookmark-end text:name="analog-notebook"/></text:h>
      <text:p text:style-name="P29">=== Session 1 ===</text:p>
      <text:p text:style-name="P30">Date: 2025-09-03 | Duration: 3h | Scribe: Jordan</text:p>
      <text:p text:style-name="P31"/>
      <text:p text:style-name="P32">S1 *Tavern common room, evening*</text:p>
      <text:p text:style-name="P33"/>
      <text:p text:style-name="P34">@(Kael) Ask the barkeep about the missing merchant</text:p>
      <text:p text:style-name="P35">d: Persuasion d20+3=16 vs DC 12 -&gt; Success</text:p>
      <text:p text:style-name="P36">=&gt; He leans in and whispers about strange lights at the old mill.</text:p>
      <text:p text:style-name="P37"/>
      <text:p text:style-name="P38">! A hooded figure in the corner stands and leaves abruptly.</text:p>
      <text:p text:style-name="P39">=&gt; [N:Hooded Figure|mysterious|left quickly]</text:p>
      <text:p text:style-name="First_20_paragraph">Both formats use identical notation — only the wrapping differs.</text:p>
      <text:p text:style-name="Horizontal_20_Line"/>
      <text:h text:style-name="Heading_20_2" text:outline-level="2"><text:bookmark-start text:name="core-notation"/>3. Core Notation<text:bookmark-end text:name="core-notation"/></text:h>
      <text:p text:style-name="First_20_paragraph">This is the heart of the system. Everything else in this document is optional, but these core elements are what make the notation work.</text:p>
      <text:p text:style-name="Text_20_body">There are four elements to remember, and they mirror the natural flow of group play: a player acts or the GM introduces something, it gets resolved with mechanics, and you record what happens as a result.</text:p>
      <text:h text:style-name="Heading_20_3" text:outline-level="3"><text:bookmark-start text:name="player-actions"/>3.1 Player Actions<text:bookmark-end text:name="player-actions"/></text:h>
      <text:p text:style-name="First_20_paragraph">The <text:span text:style-name="Source_Text">@</text:span> symbol represents a player character acting in the game world. In group play, actions need <text:span text:style-name="T1">attribution</text:span> — who is doing this?</text:p>
      <text:p text:style-name="Text_20_body"><text:span text:style-name="T1">Format:</text:span></text:p>
      <text:p text:style-name="P40">@(Name) Action description</text:p>
      <text:p text:style-name="First_20_paragraph"><text:span text:style-name="T1">Examples:</text:span></text:p>
      <text:p text:style-name="P41">@(Kael) Pick the lock on the cellar door</text:p>
      <text:p text:style-name="P42">@(Sable) Cast Detect Magic on the altar</text:p>
      <text:p text:style-name="P43">@(Mira) Charge the orc chieftain</text:p>
      <text:p text:style-name="P44">@(Finn) Persuade the merchant to lower his price</text:p>
      <text:h text:style-name="Heading_20_4" text:outline-level="4"><text:bookmark-start text:name="collaborative-actions-leadassist"/>3.1.2 Collaborative Actions (Lead/Assist)<text:bookmark-end text:name="collaborative-actions-leadassist"/></text:h>
      <text:p text:style-name="First_20_paragraph">In group play, characters often work together. Use the <text:span text:style-name="Source_Text">&gt;</text:span> connector to distinguish between the <text:span text:style-name="T1">Leader</text:span> (the one making the primary roll) and the <text:span text:style-name="T1">Assistant</text:span> (the one providing a bonus or help).</text:p>
      <text:p text:style-name="P45">@(Mira &gt; Kael) Mira assists Kael in climbing the wall</text:p>
      <text:p text:style-name="P46">d(Mira &gt; Kael): Athletics d20+2 (Mira) helps Kael -&gt; Success</text:p>
      <text:p text:style-name="P47">=&gt; Mira gives Kael a boost. He reaches the ledge.</text:p>
      <text:p text:style-name="First_20_paragraph">This syntax clearly identifies who is helping whom, which is essential for tracking “Help” actions or system-specific assistance mechanics.</text:p>
      <text:h text:style-name="Heading_20_4" text:outline-level="4"><text:bookmark-start text:name="implicit-attribution"/>3.1.3 Implicit Attribution<text:bookmark-end text:name="implicit-attribution"/></text:h>
      <text:p text:style-name="First_20_paragraph">When one character is clearly the focus of a scene, you can drop the name:</text:p>
      <text:p text:style-name="P48">(note: Kael is acting alone this scene)</text:p>
      <text:p text:style-name="P49">@ Pick the lock</text:p>
      <text:p text:style-name="P50">@ Slip inside</text:p>
      <text:p text:style-name="P51">@ Search the desk</text:p>
      <text:p text:style-name="First_20_paragraph">But when multiple PCs are present and active, always attribute. When in doubt, attribute.</text:p>
      <text:h text:style-name="Heading_20_4" text:outline-level="4"><text:bookmark-start text:name="multiple-characters-acting-together"/>Multiple Characters Acting Together<text:bookmark-end text:name="multiple-characters-acting-together"/></text:h>
      <text:p text:style-name="P52">@(Kael+Mira) Force open the heavy door</text:p>
      <text:p text:style-name="P53">d: Athletics (Kael d20+2=14, Mira d20+4=18, take highest) -&gt; 18 vs DC 15 -&gt; Success</text:p>
      <text:p text:style-name="P54">=&gt; The door groans open.</text:p>
      <text:h text:style-name="Heading_20_3" text:outline-level="3"><text:bookmark-start text:name="world-events"/>3.2 World Events<text:bookmark-end text:name="world-events"/></text:h>
      <text:p text:style-name="First_20_paragraph">The <text:span text:style-name="Source_Text">!</text:span> symbol represents the game world acting — things the GM introduces, declares, or narrates that aren’t in response to a specific player action. Think of it as the world <text:span text:style-name="T2">pushing</text:span> events into the fiction.</text:p>
      <text:p text:style-name="Text_20_body"><text:span text:style-name="T1">Format:</text:span></text:p>
      <text:p text:style-name="P55">! Event description</text:p>
      <text:p text:style-name="First_20_paragraph"><text:span text:style-name="T1">Examples:</text:span></text:p>
      <text:p text:style-name="P56">! The ceiling begins to crack</text:p>
      <text:p text:style-name="P57">! A messenger bursts through the tavern door</text:p>
      <text:p text:style-name="P58">! Orc reinforcements pour from the side tunnel</text:p>
      <text:p text:style-name="P59">! The ship lurches — a storm is coming</text:p>
      <text:p text:style-name="P60">! The NPC turns hostile without warning</text:p>
      <text:p text:style-name="First_20_paragraph"><text:span text:style-name="T1">When to use </text:span><text:span text:style-name="Source_Text">!</text:span><text:span text:style-name="T1">:</text:span></text:p>
      <text:list text:style-name="L9">
        <text:list-item>
          <text:p text:style-name="P61">GM describes something happening to or around the party</text:p>
        </text:list-item>
        <text:list-item>
          <text:p text:style-name="P61">Environmental events (weather, terrain, time passing)</text:p>
        </text:list-item>
        <text:list-item>
          <text:p text:style-name="P61">NPC-initiated actions against the party</text:p>
        </text:list-item>
        <text:list-item>
          <text:p text:style-name="P61">Plot developments the GM introduces</text:p>
        </text:list-item>
        <text:list-item>
          <text:p text:style-name="P61">Anything the party didn’t cause or ask for</text:p>
        </text:list-item>
      </text:list>
      <text:p text:style-name="First_20_paragraph"><text:span text:style-name="T1">When NOT to use </text:span><text:span text:style-name="Source_Text">!</text:span><text:span text:style-name="T1">:</text:span></text:p>
      <text:list text:style-name="L10">
        <text:list-item>
          <text:p text:style-name="P62">Direct consequences of player actions (use <text:span text:style-name="Source_Text">=&gt;</text:span> instead)</text:p>
        </text:list-item>
        <text:list-item>
          <text:p text:style-name="P62">NPC reactions during combat turns (use <text:span text:style-name="Source_Text">@(NPC)</text:span> — see §3.5)</text:p>
        </text:list-item>
        <text:list-item>
          <text:p text:style-name="P62">Atmospheric description that doesn’t change the game state (use prose)</text:p>
        </text:list-item>
      </text:list>
      <text:p text:style-name="First_20_paragraph">The line between <text:span text:style-name="Source_Text">!</text:span> and <text:span text:style-name="Source_Text">=&gt;</text:span> can be blurry. A good rule of thumb: if it flows directly from a player’s roll, it’s <text:span text:style-name="Source_Text">=&gt;</text:span>. If the GM is introducing something new, it’s <text:span text:style-name="Source_Text">!</text:span>.</text:p>
      <text:p text:style-name="P63">@(Kael) Sneak past the guards</text:p>
      <text:p text:style-name="P64">d: Stealth d20+5=8 vs DC 14 -&gt; Fail</text:p>
      <text:p text:style-name="P65">=&gt; Kicks a barrel, noise echoes <text:s text:c="7"/>(consequence of the action)</text:p>
      <text:p text:style-name="P66"/>
      <text:p text:style-name="P67">! The captain of the guard emerges from the gatehouse</text:p>
      <text:p text:style-name="P68"><text:s text:c="40"/>(new element the GM introduces)</text:p>
      <text:h text:style-name="Heading_20_3" text:outline-level="3"><text:bookmark-start text:name="mechanics-and-resolution"/>3.3 Mechanics and Resolution<text:bookmark-end text:name="mechanics-and-resolution"/></text:h>
      <text:p text:style-name="First_20_paragraph">Once an action is declared (<text:span text:style-name="Source_Text">@</text:span>) or a world event triggers a response, the game’s mechanics determine what happens. The <text:span text:style-name="Source_Text">d:</text:span> prefix marks a roll or rule resolution. The <text:span text:style-name="Source_Text">-&gt;</text:span> arrow declares the outcome.</text:p>
      <text:p text:style-name="Text_20_body"><text:span text:style-name="T1">Format:</text:span></text:p>
      <text:p text:style-name="P69">d: [roll or rule] -&gt; outcome</text:p>
      <text:p text:style-name="First_20_paragraph"><text:span text:style-name="T1">Examples:</text:span></text:p>
      <text:p text:style-name="P70">d: d20+Lockpicking=17 vs DC 15 -&gt; Success</text:p>
      <text:p text:style-name="P71">d: 2d6=8 -&gt; Strong Hit (Ironsworn)</text:p>
      <text:p text:style-name="P72">d: d100=42 -&gt; Partial Success</text:p>
      <text:p text:style-name="P73">d: 4d6=6,5,4,2 (take highest=6) -&gt; Critical (FitD)</text:p>
      <text:h text:style-name="Heading_20_4" text:outline-level="4"><text:bookmark-start text:name="attributed-rolls"/>Attributed Rolls<text:bookmark-end text:name="attributed-rolls"/></text:h>
      <text:p text:style-name="First_20_paragraph">When it matters who rolled:</text:p>
      <text:p text:style-name="P74">@(Kael) Attack the orc</text:p>
      <text:p text:style-name="P75">d(Kael): d20+5=18 vs AC 15 -&gt; Hit</text:p>
      <text:p text:style-name="P76"/>
      <text:p text:style-name="P77">@(Sable) Counterspell</text:p>
      <text:p text:style-name="P78">d(Sable): d20+4=16 vs DC 14 -&gt; Success</text:p>
      <text:p text:style-name="First_20_paragraph">Attribution on the <text:span text:style-name="Source_Text">d:</text:span> line is optional if the preceding <text:span text:style-name="Source_Text">@(Name)</text:span> makes it clear. Use <text:span text:style-name="Source_Text">d(Name):</text:span> when rolls happen in quick sequence and clarity matters — especially in combat.</text:p>
      <text:h text:style-name="Heading_20_4" text:outline-level="4"><text:bookmark-start text:name="comparison-shorthand"/>Comparison Shorthand<text:bookmark-end text:name="comparison-shorthand"/></text:h>
      <text:p text:style-name="First_20_paragraph">When comparing rolls to target numbers:</text:p>
      <text:p text:style-name="P79">d: 18 vs DC 15 -&gt; Success <text:s text:c="4"/>(standard format)</text:p>
      <text:p text:style-name="P80">d: 18≥15 -&gt; S <text:s text:c="16"/>(shorthand: ≥ means meets/exceeds)</text:p>
      <text:p text:style-name="P81">d: 8≤14 -&gt; F <text:s text:c="17"/>(shorthand: ≤ means fails to meet)</text:p>
      <text:p text:style-name="First_20_paragraph"><text:span text:style-name="T1">Note:</text:span> You can also use <text:span text:style-name="Source_Text">&gt;=</text:span> and <text:span text:style-name="Source_Text">&lt;=</text:span>. Add <text:span text:style-name="Source_Text">S</text:span> (Success) or <text:span text:style-name="Source_Text">F</text:span> (Fail) letters for explicit flags.</text:p>
      <text:h text:style-name="Heading_20_4" text:outline-level="4"><text:bookmark-start text:name="contested-rolls"/>Contested Rolls<text:bookmark-end text:name="contested-rolls"/></text:h>
      <text:p text:style-name="First_20_paragraph">Common in group play — PC vs. NPC, PC vs. PC:</text:p>
      <text:p text:style-name="P82">@(Kael) Grapple the assassin</text:p>
      <text:p text:style-name="P83">d: Athletics (Kael d20+2=15 vs Assassin d20+4=12) -&gt; Kael wins</text:p>
      <text:p text:style-name="P84">=&gt; Pins the assassin to the ground.</text:p>
      <text:p text:style-name="P85"/>
      <text:p text:style-name="P86">@(Kael) Arm-wrestle @(Mira) for the last ale</text:p>
      <text:p text:style-name="P87">d: STR (Kael d20+1=14 vs Mira d20+3=17) -&gt; Mira wins</text:p>
      <text:p text:style-name="P88">=&gt; Mira slams his hand down. The table cheers.</text:p>
      <text:h text:style-name="Heading_20_4" text:outline-level="4"><text:bookmark-start text:name="saving-throws-and-reactions"/>Saving Throws and Reactions<text:bookmark-end text:name="saving-throws-and-reactions"/></text:h>
      <text:p text:style-name="First_20_paragraph">When the GM calls for a save or check:</text:p>
      <text:p text:style-name="P89">! Poison gas fills the chamber</text:p>
      <text:p text:style-name="P90">d(Kael): CON save d20+2=14 vs DC 13 -&gt; Success</text:p>
      <text:p text:style-name="P91">d(Sable): CON save d20-1=8 vs DC 13 -&gt; Fail</text:p>
      <text:p text:style-name="P92">=&gt; Kael holds his breath. Sable chokes — [PC:Sable|poisoned]</text:p>
      <text:h text:style-name="Heading_20_4" text:outline-level="4"><text:bookmark-start text:name="roll-context"/>3.3.2 Roll Context<text:bookmark-end text:name="roll-context"/></text:h>
      <text:p text:style-name="First_20_paragraph">When a roll draws on specific tags, traits, or situational modifiers, list them inside square brackets within the <text:span text:style-name="Source_Text">d:</text:span> line. This records which factors influenced the roll without changing persistent states.</text:p>
      <text:p text:style-name="P93">@(Mira) Attack the Ogre</text:p>
      <text:p text:style-name="P94">d: d20+6 [Adv: Flanking, -Wounded] = 21 vs AC 16 -&gt; Hit</text:p>
      <text:p text:style-name="P95"/>
      <text:p text:style-name="P96">@(Sable) Persuade the Guard</text:p>
      <text:p text:style-name="P97">d: 2d6 [trait: silver tongue | vs: suspicious-2] = 9 -&gt; Success</text:p>
      <text:p text:style-name="First_20_paragraph">The <text:span text:style-name="Source_Text">[...]</text:span> inside <text:span text:style-name="Source_Text">d:</text:span> means “these factors are <text:span text:style-name="T1">active for this roll</text:span>.” This is especially useful in group play for tracking why a player has advantage or what situational modifiers the GM applied.</text:p>
      <text:h text:style-name="Heading_20_3" text:outline-level="3"><text:bookmark-start text:name="consequences"/>3.4 Consequences<text:bookmark-end text:name="consequences"/></text:h>
      <text:p text:style-name="First_20_paragraph">Record the narrative result after rolls and events using <text:span text:style-name="Source_Text">=&gt;</text:span>. The double arrow shows consequences flowing forward from actions and resolutions.</text:p>
      <text:p text:style-name="P98">=&gt; The door creaks open, but the noise echoes through the hall.</text:p>
      <text:p text:style-name="P99">=&gt; The guard spots Kael and raises the alarm.</text:p>
      <text:p text:style-name="P100">=&gt; Sable finds a hidden diary with a crucial clue.</text:p>
      <text:h text:style-name="Heading_20_4" text:outline-level="4"><text:bookmark-start text:name="multiple-consequences"/>Multiple Consequences<text:bookmark-end text:name="multiple-consequences"/></text:h>
      <text:p text:style-name="First_20_paragraph">Chain multiple consequence lines for cascading effects:</text:p>
      <text:p text:style-name="P101">@(Mira) Charge through the barricade</text:p>
      <text:p text:style-name="P102">d: Athletics d20+4=22 vs DC 15 -&gt; Success</text:p>
      <text:p text:style-name="P103">=&gt; The barricade splinters</text:p>
      <text:p text:style-name="P104">=&gt; But the noise alerts the entire camp</text:p>
      <text:p text:style-name="P105">=&gt; [Clock:Alert 3/6]</text:p>
      <text:h text:style-name="Heading_20_4" text:outline-level="4"><text:bookmark-start text:name="gm-narrated-consequences"/>GM-Narrated Consequences<text:bookmark-end text:name="gm-narrated-consequences"/></text:h>
      <text:p text:style-name="First_20_paragraph">Sometimes the GM describes effects that aren’t tied to a specific roll:</text:p>
      <text:p text:style-name="P106">! As you rest, the wound festers</text:p>
      <text:p text:style-name="P107">=&gt; [PC:Kael|HP-2|infected]</text:p>
      <text:h text:style-name="Heading_20_3" text:outline-level="3"><text:bookmark-start text:name="complete-action-sequences"/>3.5 Complete Action Sequences<text:bookmark-end text:name="complete-action-sequences"/></text:h>
      <text:p text:style-name="First_20_paragraph">Here’s how the core elements combine in group play:</text:p>
      <text:h text:style-name="Heading_20_4" text:outline-level="4"><text:bookmark-start text:name="player-driven-sequence"/>Player-Driven Sequence<text:bookmark-end text:name="player-driven-sequence"/></text:h>
      <text:p text:style-name="P108">@(Kael) Pick the lock</text:p>
      <text:p text:style-name="P109">d: Thieves' Tools d20+7=19 vs DC 15 -&gt; Success</text:p>
      <text:p text:style-name="P110">=&gt; The door creaks open, revealing a dusty archive.</text:p>
      <text:h text:style-name="Heading_20_4" text:outline-level="4"><text:bookmark-start text:name="world-driven-sequence"/>World-Driven Sequence<text:bookmark-end text:name="world-driven-sequence"/></text:h>
      <text:p text:style-name="P111">! The bridge starts to give way underfoot</text:p>
      <text:p text:style-name="P112">d(Mira): DEX save d20+1=14 vs DC 12 -&gt; Success</text:p>
      <text:p text:style-name="P113">d(Sable): DEX save d20+0=9 vs DC 12 -&gt; Fail</text:p>
      <text:p text:style-name="P114">=&gt; Mira leaps to safety. Sable falls — catches a beam! Dangling.</text:p>
      <text:h text:style-name="Heading_20_4" text:outline-level="4"><text:bookmark-start text:name="combined-sequence"/>Combined Sequence<text:bookmark-end text:name="combined-sequence"/></text:h>
      <text:p text:style-name="P115">@(Kael) Sneak into the guardroom</text:p>
      <text:p text:style-name="P116">d: Stealth d20+5=8 vs DC 14 -&gt; Fail</text:p>
      <text:p text:style-name="P117">=&gt; Bumps a shelf, bottles rattle. [Clock:Alert 2/6]</text:p>
      <text:p text:style-name="P118"/>
      <text:p text:style-name="P119">! The sergeant looks up from his desk</text:p>
      <text:p text:style-name="P120">@(Sable) Quick — cast Minor Illusion of a cat knocking things over</text:p>
      <text:p text:style-name="P121">d: Spell DC 13, sergeant WIS save d20+1=7 -&gt; Fail</text:p>
      <text:p text:style-name="P122">=&gt; He mutters "damn cat" and goes back to his paperwork.</text:p>
      <text:h text:style-name="Heading_20_4" text:outline-level="4"><text:bookmark-start text:name="combat-sequence"/>Combat Sequence<text:bookmark-end text:name="combat-sequence"/></text:h>
      <text:p text:style-name="First_20_paragraph">In combat, player and NPC actions alternate. Use <text:span text:style-name="Source_Text">@(NPC)</text:span> for enemy turns — the GM is narrating them, but they’re character actions, not world events:</text:p>
      <text:p text:style-name="P123">[COMBAT]</text:p>
      <text:p text:style-name="P124">Initiative: Mira(19), Orc Chief(16), Kael(14), Sable(11)</text:p>
      <text:p text:style-name="P125"/>
      <text:p text:style-name="P126">R1</text:p>
      <text:p text:style-name="P127">@(Mira) Reckless Attack with greatsword</text:p>
      <text:p text:style-name="P128">d: d20+6 (adv)=21 vs AC 16 -&gt; Hit, 2d6+4=14 dmg</text:p>
      <text:p text:style-name="P129">=&gt; Heavy slash across the orc's chest. [F:Orc Chief|HP-14]</text:p>
      <text:p text:style-name="P130"/>
      <text:p text:style-name="P131">@(Orc Chief) Retaliates at Mira (she's reckless — advantage)</text:p>
      <text:p text:style-name="P132">d: d20+6 (adv)=22 vs AC 18 -&gt; Hit, 1d12+4=13 dmg</text:p>
      <text:p text:style-name="P133">=&gt; Brutal counter. [PC:Mira|HP-13]</text:p>
      <text:p text:style-name="P134"/>
      <text:p text:style-name="P135">@(Kael) Sneak attack from the shadows</text:p>
      <text:p text:style-name="P136">d: d20+7=23 vs AC 16 -&gt; Hit, 1d6+3d6+3=18 dmg</text:p>
      <text:p text:style-name="P137">=&gt; Blade finds the gap in his armor. [F:Orc Chief|HP-18]</text:p>
      <text:p text:style-name="P138"/>
      <text:p text:style-name="P139">@(Sable) Firebolt</text:p>
      <text:p text:style-name="P140">d: d20+5=12 vs AC 16 -&gt; Miss</text:p>
      <text:p text:style-name="P141">=&gt; Flames scorch the wall behind him.</text:p>
      <text:p text:style-name="P142"/>
      <text:p text:style-name="P143">R2</text:p>
      <text:p text:style-name="P144">...</text:p>
      <text:p text:style-name="P145">[/COMBAT]</text:p>
      <text:p text:style-name="First_20_paragraph">The <text:span text:style-name="Source_Text">@(NPC)</text:span> convention works because NPCs are <text:span text:style-name="T2">acting</text:span> — making attacks, casting spells, taking turns. It keeps combat legible: every turn is an <text:span text:style-name="Source_Text">@</text:span>, every roll is a <text:span text:style-name="Source_Text">d:</text:span>, every result is <text:span text:style-name="Source_Text">=&gt;</text:span>. The <text:span text:style-name="Source_Text">!</text:span> symbol is reserved for events <text:span text:style-name="T2">outside</text:span> the turn structure — reinforcements arriving, the floor collapsing mid-fight, environmental changes.</text:p>
      <text:p text:style-name="P146">@(Orc Chief) Bellows for reinforcements</text:p>
      <text:p text:style-name="P147">! Three more orcs burst through the side door</text:p>
      <text:p text:style-name="P148">=&gt; [F:Orc×3|HP 11 each|Close]</text:p>
      <text:p text:style-name="Horizontal_20_Line"/>
      <text:h text:style-name="Heading_20_2" text:outline-level="2"><text:bookmark-start text:name="optional-layers"/>4. Optional Layers<text:bookmark-end text:name="optional-layers"/></text:h>
      <text:p text:style-name="First_20_paragraph">You’ve got the basics — actions, world events, rolls, and consequences. That’s enough for simple play. But longer campaigns often need more: NPCs who reappear, plot threads that weave through sessions, progress that accumulates over time.</text:p>
      <text:p text:style-name="Text_20_body">This section covers the <text:span text:style-name="T1">tracking elements</text:span> that help you manage complexity. They’re all optional. Pick and choose based on what your campaign needs.</text:p>
      <text:h text:style-name="Heading_20_3" text:outline-level="3"><text:bookmark-start text:name="persistent-elements"/>4.1 Persistent Elements<text:bookmark-end text:name="persistent-elements"/></text:h>
      <text:p text:style-name="First_20_paragraph">As your campaign grows, certain things stick around: NPCs who reappear, locations you return to, ongoing threats, story questions that span sessions. Tags let you track them consistently.</text:p>
      <text:p text:style-name="Text_20_body"><text:span text:style-name="T1">Format:</text:span> Brackets, a type prefix, a name, and optional details.</text:p>
      <text:p text:style-name="Text_20_body"><text:span text:style-name="T1">Why use tags?</text:span></text:p>
      <text:list text:style-name="L11">
        <text:list-item>
          <text:p text:style-name="P149"><text:span text:style-name="T1">Searchability</text:span>: Find every scene where an NPC appears</text:p>
        </text:list-item>
        <text:list-item>
          <text:p text:style-name="P149"><text:span text:style-name="T1">Consistency</text:span>: Reference elements the same way every time</text:p>
        </text:list-item>
        <text:list-item>
          <text:p text:style-name="P149"><text:span text:style-name="T1">Status tracking</text:span>: See how elements change over time</text:p>
        </text:list-item>
        <text:list-item>
          <text:p text:style-name="P149"><text:span text:style-name="T1">Memory aid</text:span>: Remind the table of details weeks later</text:p>
        </text:list-item>
      </text:list>
      <text:p text:style-name="First_20_paragraph">You don’t need to tag everything — only what matters to your campaign.</text:p>
      <text:p text:style-name="Text_20_body"><text:span text:style-name="T1">Logical Tag Flow (Optional Recommendation):</text:span> For long campaigns, a consistent internal order helps both the human eye and digital search tools (like <text:span text:style-name="Source_Text">grep</text:span> or search filters). A recommended flow is: <text:span text:style-name="Source_Text">[Identity | Narrative Status | Mechanical Stats]</text:span></text:p>
      <text:p text:style-name="Text_20_body"><text:span text:style-name="T2">Example:</text:span> <text:span text:style-name="Source_Text">[N:Baron Holt | captured, angry | HP 12/45]</text:span></text:p>
      <text:h text:style-name="Heading_20_4" text:outline-level="4"><text:bookmark-start text:name="npcs"/>4.1.1 NPCs<text:bookmark-end text:name="npcs"/></text:h>
      <text:p text:style-name="P150">[N:Baron Holt|hostile|powerful]</text:p>
      <text:p text:style-name="P151">[N:Innkeeper|friendly|knows rumors]</text:p>
      <text:p text:style-name="P152">[N:Assassin|unknown|hired by someone]</text:p>
      <text:p text:style-name="First_20_paragraph"><text:span text:style-name="T1">Updating NPC tags:</text:span></text:p>
      <text:p text:style-name="Text_20_body">When an NPC’s status changes:</text:p>
      <text:list text:style-name="L12">
        <text:list-item>
          <text:p text:style-name="P153">Restate with new tags: <text:span text:style-name="Source_Text">[N:Baron Holt|captured|wounded]</text:span></text:p>
        </text:list-item>
        <text:list-item>
          <text:p text:style-name="P153">Show just the change: <text:span text:style-name="Source_Text">[N:Baron Holt|captured]</text:span></text:p>
        </text:list-item>
        <text:list-item>
          <text:p text:style-name="P153">Use explicit updates: <text:span text:style-name="Source_Text">[N:Baron Holt|hostile→cooperative]</text:span></text:p>
        </text:list-item>
        <text:list-item>
          <text:p text:style-name="P153">Add <text:span text:style-name="Source_Text">+</text:span> or <text:span text:style-name="Source_Text">-</text:span>: <text:span text:style-name="Source_Text">[N:Baron Holt|+captured]</text:span> or <text:span text:style-name="Source_Text">[N:Baron Holt|-hostile]</text:span></text:p>
        </text:list-item>
      </text:list>
      <text:h text:style-name="Heading_20_4" text:outline-level="4"><text:bookmark-start text:name="player-characters"/>4.1.2 Player Characters<text:bookmark-end text:name="player-characters"/></text:h>
      <text:p text:style-name="First_20_paragraph">Multiple PCs are standard in group play. Establish them early:</text:p>
      <text:p text:style-name="P154">[PC:Kael|HP 28/28|Class:Rogue|Player:Alex]</text:p>
      <text:p text:style-name="P155">[PC:Sable|HP 18/18|Class:Wizard|Player:Jordan]</text:p>
      <text:p text:style-name="P156">[PC:Mira|HP 34/34|Class:Fighter|Player:Sam]</text:p>
      <text:p text:style-name="First_20_paragraph">The <text:span text:style-name="Source_Text">Player:</text:span> field is optional but useful when sharing logs or when players have multiple characters.</text:p>
      <text:p text:style-name="Text_20_body"><text:span text:style-name="T1">Updating PC stats:</text:span></text:p>
      <text:p text:style-name="P157">[PC:Kael|HP-5] <text:s text:c="13"/>(shorthand: lost 5 HP)</text:p>
      <text:p text:style-name="P158">[PC:Kael|HP 23] <text:s text:c="12"/>(explicit: now at 23)</text:p>
      <text:p text:style-name="P159">[PC:Sable|+poisoned] <text:s text:c="7"/>(gained a condition)</text:p>
      <text:p text:style-name="P160">[PC:Mira|HP+10|-wounded] <text:s text:c="3"/>(healed and condition removed)</text:p>
      <text:p text:style-name="First_20_paragraph"><text:span text:style-name="T1">Advancement events:</text:span></text:p>
      <text:p text:style-name="Text_20_body">Use <text:span text:style-name="Source_Text">[Advance:]</text:span> to record when a character levels up or gains a significant progression milestone. This makes advancement searchable across a long campaign log.</text:p>
      <text:p text:style-name="P161">[Advance:Kael|Rogue 6|+Expertise: Thieves Tools, Stealth]</text:p>
      <text:p text:style-name="P162">[Advance:Sable|Wizard 6|+3rd level spell slots]</text:p>
      <text:p text:style-name="P163">[Advance:Mira|Fighter 6|+Extra Attack 2]</text:p>
      <text:p text:style-name="First_20_paragraph">Follow up with a <text:span text:style-name="Source_Text">[PC:]</text:span> update to reflect the new state:</text:p>
      <text:p text:style-name="P164">[PC:Kael|Level 6|HP 34]</text:p>
      <text:p text:style-name="First_20_paragraph"><text:span text:style-name="Source_Text">[Advance:]</text:span> works system-agnostically: use whatever your game tracks — levels, XP thresholds, advancement moves (PbtA), or experience dots (FitD).</text:p>
      <text:h text:style-name="Heading_20_4" text:outline-level="4"><text:bookmark-start text:name="party-level-tracking"/>4.1.3 Party-Level Tracking<text:bookmark-end text:name="party-level-tracking"/></text:h>
      <text:p text:style-name="First_20_paragraph">Some resources and states belong to the group, not any individual:</text:p>
      <text:p text:style-name="P165">[Party:Gold 150|Rations 10|Wagon:intact]</text:p>
      <text:p text:style-name="P166">[Party:Reputation:feared in Northport]</text:p>
      <text:p text:style-name="P167">[Party:Quest:Retrieve the Sunstone]</text:p>
      <text:p text:style-name="First_20_paragraph"><text:span text:style-name="T1">Updating:</text:span></text:p>
      <text:p text:style-name="P168">[Party:Gold-30] <text:s text:c="13"/>(spent 30 gold)</text:p>
      <text:p text:style-name="P169">[Party:Rations-3] <text:s text:c="11"/>(three days of travel)</text:p>
      <text:p text:style-name="P170">[Party:Wagon:intact-&gt;damaged] (ambush on the road)</text:p>
      <text:h text:style-name="Heading_20_4" text:outline-level="4"><text:bookmark-start text:name="factions"/>4.1.4 Factions<text:bookmark-end text:name="factions"/></text:h>
      <text:p text:style-name="First_20_paragraph">Factions are persistent organizations — guilds, noble houses, city watch, cults, criminal networks — that operate independently of individual NPCs. Track their power and the party’s standing with them.</text:p>
      <text:p text:style-name="P171">[Faction:City Watch|tier:2|standing:neutral]</text:p>
      <text:p text:style-name="P172">[Faction:Thieves Guild|tier:3|standing:allied]</text:p>
      <text:p text:style-name="P173">[Faction:Baron Holt's House|tier:4|standing:hostile]</text:p>
      <text:p text:style-name="First_20_paragraph"><text:span text:style-name="Source_Text">tier</text:span> reflects the faction’s relative power in the fiction (optional). <text:span text:style-name="Source_Text">standing</text:span> reflects the party’s current relationship with them.</text:p>
      <text:p text:style-name="Text_20_body"><text:span text:style-name="T1">Updating faction standing:</text:span></text:p>
      <text:p text:style-name="P174">[Faction:City Watch|standing:neutral-&gt;suspicious]</text:p>
      <text:p text:style-name="P175">[Faction:Thieves Guild|+owes us a debt]</text:p>
      <text:p text:style-name="P176">[Faction:Baron Holt's House|-hostile|+hunting us]</text:p>
      <text:h text:style-name="Heading_20_4" text:outline-level="4"><text:bookmark-start text:name="locations"/>4.1.5 Locations<text:bookmark-end text:name="locations"/></text:h>
      <text:p text:style-name="P177">[L:Thornfield Manor|abandoned|haunted]</text:p>
      <text:p text:style-name="P178">[L:Docks District|dangerous|night]</text:p>
      <text:p text:style-name="P179">[L:The Rusty Anchor|tavern|friendly]</text:p>
      <text:h text:style-name="Heading_20_4" text:outline-level="4"><text:bookmark-start text:name="events-clocks"/>4.1.6 Events &amp; Clocks<text:bookmark-end text:name="events-clocks"/></text:h>
      <text:p text:style-name="P180">[E:CultistRitual 3/8]</text:p>
      <text:p text:style-name="P181">[E:CityAlert 2/6]</text:p>
      <text:p text:style-name="P182">[E:DragonApproach 5/10]</text:p>
      <text:p text:style-name="First_20_paragraph">Events track significant plot elements. The <text:span text:style-name="Source_Text">X/Y</text:span> format shows current/total progress.</text:p>
      <text:h text:style-name="Heading_20_4" text:outline-level="4"><text:bookmark-start text:name="story-threads-goals-quests"/>4.1.7 Story Threads, Goals &amp; Quests<text:bookmark-end text:name="story-threads-goals-quests"/></text:h>
      <text:p text:style-name="First_20_paragraph">While <text:span text:style-name="T1">Threads</text:span> track general plot lines, <text:span text:style-name="T1">Goals</text:span> and <text:span text:style-name="T1">Quests</text:span> represent the party’s shared objectives and milestones.</text:p>
      <text:p text:style-name="P183">[Thread:Find the Missing Merchant|Open]</text:p>
      <text:p text:style-name="P184">[Goal:Escort the Prince to Northport|Active]</text:p>
      <text:p text:style-name="P185">[Quest:The Sunstone Conspiracy|Main]</text:p>
      <text:h text:style-name="Heading_20_4" text:outline-level="4"><text:bookmark-start text:name="loot-unassigned-items"/>4.1.8 Loot (Unassigned Items)<text:bookmark-end text:name="loot-unassigned-items"/></text:h>
      <text:p text:style-name="First_20_paragraph">Group play often results in “party loot” that hasn’t been claimed by a specific PC yet. Use the <text:span text:style-name="Source_Text">[Loot: ...]</text:span> tag to track these items in a shared stash.</text:p>
      <text:p text:style-name="P186">! The party finds a hidden coffer</text:p>
      <text:p text:style-name="P187">=&gt; [Loot: Ancient Silver Ring | unassigned]</text:p>
      <text:p text:style-name="P188">=&gt; [Loot: Potion of Healing x2]</text:p>
      <text:p text:style-name="P189"/>
      <text:p text:style-name="P190">... later ...</text:p>
      <text:p text:style-name="P191"/>
      <text:p text:style-name="P192">@(Mira) Take the silver ring from the stash</text:p>
      <text:p text:style-name="P193">=&gt; [Loot: -Ancient Silver Ring]</text:p>
      <text:p text:style-name="P194">=&gt; [PC:Mira | +Silver Ring]</text:p>
      <text:h text:style-name="Heading_20_4" text:outline-level="4"><text:bookmark-start text:name="reference-tags"/>4.1.9 Reference Tags<text:bookmark-end text:name="reference-tags"/></text:h>
      <text:p text:style-name="First_20_paragraph">To reference a previously established element without restating tags, use the <text:span text:style-name="Source_Text">#</text:span> prefix:</text:p>
      <text:p text:style-name="P195">[N:Baron Holt|hostile|powerful] <text:s text:c="5"/>(first mention — full details)</text:p>
      <text:p text:style-name="P196"/>
      <text:p text:style-name="P197">... later in the log ...</text:p>
      <text:p text:style-name="P198"/>
      <text:p text:style-name="P199">[#N:Baron Holt] <text:s text:c="21"/>(reference — look back for context)</text:p>
      <text:p text:style-name="First_20_paragraph"><text:span text:style-name="T1">When to use reference tags:</text:span></text:p>
      <text:list text:style-name="L13">
        <text:list-item>
          <text:p text:style-name="P200">First mention: Full tag with details <text:span text:style-name="Source_Text">[N:Name|tags]</text:span></text:p>
        </text:list-item>
        <text:list-item>
          <text:p text:style-name="P200">Later mentions in same scene: Optional</text:p>
        </text:list-item>
        <text:list-item>
          <text:p text:style-name="P200">Later mentions in different scenes/sessions: Use <text:span text:style-name="Source_Text">[#N:Name]</text:span></text:p>
        </text:list-item>
        <text:list-item>
          <text:p text:style-name="P200">Status changes: Drop the <text:span text:style-name="Source_Text">#</text:span> and show new tags <text:span text:style-name="Source_Text">[N:Name|new_tags]</text:span></text:p>
        </text:list-item>
      </text:list>
      <text:h text:style-name="Heading_20_4" text:outline-level="4"><text:bookmark-start text:name="tag-categories"/>4.1.10 Tag Categories<text:bookmark-end text:name="tag-categories"/></text:h>
      <text:p text:style-name="First_20_paragraph">When a tag holds values across distinct types, group them with category prefixes. The category name is followed by <text:span text:style-name="Source_Text">:</text:span> and then a comma-separated list of values.</text:p>
      <text:p text:style-name="P201">[PC:Kael|trait:agile,curious|status:wounded|stat:HP 23]</text:p>
      <text:p text:style-name="P202">[N:Baron Holt|status:captured,angry|info:knows about the cult]</text:p>
      <text:p text:style-name="First_20_paragraph">Categories are freeform — use labels that fit your system (e.g., <text:span text:style-name="Source_Text">role:</text:span>, <text:span text:style-name="Source_Text">condition:</text:span>, <text:span text:style-name="Source_Text">stat:</text:span>).</text:p>
      <text:h text:style-name="Heading_20_4" text:outline-level="4"><text:bookmark-start text:name="multi-line-tags"/>4.1.11 Multi-Line Tags<text:bookmark-end text:name="multi-line-tags"/></text:h>
      <text:p text:style-name="First_20_paragraph">For characters or locations with many tags, break them across lines using the same <text:span text:style-name="Source_Text">|</text:span> separator.</text:p>
      <text:p text:style-name="P203">[PC:Mira</text:p>
      <text:p text:style-name="P204"><text:s text:c="2"/>| trait: brave, reckless, loyal</text:p>
      <text:p text:style-name="P205"><text:s text:c="2"/>| status: bandaged</text:p>
      <text:p text:style-name="P206"><text:s text:c="2"/>| stat: HP 27, AC 18</text:p>
      <text:p text:style-name="P207"><text:s text:c="2"/>| gear: Greatsword, Shield</text:p>
      <text:p text:style-name="P208">]</text:p>
      <text:p text:style-name="First_20_paragraph">Multi-line and single-line forms are equivalent. Multi-line is best for “character sheet” summaries at the start of a session or when an NPC becomes very complex.</text:p>
      <text:h text:style-name="Heading_20_3" text:outline-level="3"><text:bookmark-start text:name="progress-tracking"/>4.2 Progress Tracking<text:bookmark-end text:name="progress-tracking"/></text:h>
      <text:p text:style-name="First_20_paragraph">Three formats handle different types of progression:</text:p>
      <text:p text:style-name="Text_20_body"><text:span text:style-name="T1">Clocks</text:span> (fill up toward something happening — usually bad):</text:p>
      <text:p text:style-name="P209">[Clock:Ritual 5/12]</text:p>
      <text:p text:style-name="P210">[Clock:Suspicion 3/6]</text:p>
      <text:p text:style-name="First_20_paragraph"><text:span text:style-name="T1">Tracks</text:span> (progress toward a goal — usually good):</text:p>
      <text:p text:style-name="P211">[Track:Heist Plan 3/8]</text:p>
      <text:p text:style-name="P212">[Track:Investigation 6/10]</text:p>
      <text:p text:style-name="First_20_paragraph"><text:span text:style-name="T1">Timers</text:span> (count down toward zero — urgency):</text:p>
      <text:p text:style-name="P213">[Timer:Dawn 3]</text:p>
      <text:p text:style-name="P214">[Timer:Reinforcements 5]</text:p>
      <text:p text:style-name="First_20_paragraph"><text:span text:style-name="T1">The difference?</text:span> Clocks and tracks both go up, but clocks are threats (bad when full) and tracks are progress (good when full). Timers go down and create urgency.</text:p>
      <text:h text:style-name="Heading_20_3" text:outline-level="3"><text:bookmark-start text:name="random-tables-generators"/>4.3 Random Tables &amp; Generators<text:bookmark-end text:name="random-tables-generators"/></text:h>
      <text:p text:style-name="First_20_paragraph">When the GM rolls on a table or uses a generator, record it to maintain transparency and reproducibility.</text:p>
      <text:p text:style-name="Text_20_body"><text:span text:style-name="T1">Simple table lookup:</text:span></text:p>
      <text:p text:style-name="P215">tbl: d100=42 -&gt; "A broken sword"</text:p>
      <text:p text:style-name="P216">tbl: d20=15 -&gt; "Thunderstorm at midnight"</text:p>
      <text:p text:style-name="First_20_paragraph"><text:span text:style-name="T1">Complex generators:</text:span></text:p>
      <text:p text:style-name="P217">gen: Random NPC d8=3,d10=7 -&gt; Gruff/Pilot</text:p>
      <text:p text:style-name="P218">gen: Encounter d100=78 -&gt; Dragon patrol, distant</text:p>
      <text:h text:style-name="Heading_20_4" text:outline-level="4"><text:bookmark-start text:name="inline-table-definitions"/>4.3.1 Inline Table Definitions<text:bookmark-end text:name="inline-table-definitions"/></text:h>
      <text:p text:style-name="First_20_paragraph">When the GM creates a table on the fly or uses a custom one, embed it directly in the log to make it self-contained.</text:p>
      <text:p text:style-name="P219">tbl: Room Contents (d4)</text:p>
      <text:p text:style-name="P220"><text:s text:c="2"/>1: Empty — eerie silence</text:p>
      <text:p text:style-name="P221"><text:s text:c="2"/>2: Hidden loot (DC 15 to find)</text:p>
      <text:p text:style-name="P222"><text:s text:c="2"/>3: Sleeping guard</text:p>
      <text:p text:style-name="P223"><text:s text:c="2"/>4: Environmental hazard</text:p>
      <text:p text:style-name="P224"/>
      <text:p text:style-name="P225">! The party enters the dark chamber</text:p>
      <text:p text:style-name="P226">tbl: Room Contents d4=3 -&gt; Sleeping guard</text:p>
      <text:p text:style-name="P227">=&gt; A guard is slumped against the far wall, snoring.</text:p>
      <text:h text:style-name="Heading_20_4" text:outline-level="4"><text:bookmark-start text:name="filtered-option-sets"/>4.3.2 Filtered Option Sets<text:bookmark-end text:name="filtered-option-sets"/></text:h>
      <text:p text:style-name="First_20_paragraph">For curated lists where you pick or draw from specific options relevant to the scene.</text:p>
      <text:p text:style-name="P228">tbl: Mood [Tense, Melancholic, Hopeful, Uncanny]</text:p>
      <text:p text:style-name="P229">tbl: Mood -&gt; Uncanny</text:p>
      <text:p text:style-name="P230">=&gt; A thick, unnatural fog rolls in.</text:p>
      <text:p text:style-name="P231"/>
      <text:p text:style-name="P232">tbl: Available Leads [The dockworker's tip, The torn letter, The library records]</text:p>
      <text:p text:style-name="P233">tbl: Available Leads -&gt; The torn letter</text:p>
      <text:h text:style-name="Heading_20_4" text:outline-level="4"><text:bookmark-start text:name="multi-line-result-blocks"/>4.3.3 Multi-Line Result Blocks<text:bookmark-end text:name="multi-line-result-blocks"/></text:h>
      <text:p text:style-name="First_20_paragraph">For generators that produce compound results (e.g., an NPC with several traits).</text:p>
      <text:p text:style-name="P234">gen: Random NPC</text:p>
      <text:p text:style-name="P235"><text:s text:c="2"/>Role: d6=2 -&gt; Merchant</text:p>
      <text:p text:style-name="P236"><text:s text:c="2"/>Trait: d6=6 -&gt; Obsessive</text:p>
      <text:p text:style-name="P237"><text:s text:c="2"/>Want: d6=4 -&gt; Knowledge</text:p>
      <text:p text:style-name="P238">=&gt; [N:The Collector|merchant|obsessive|seeks forbidden texts]</text:p>
      <text:p text:style-name="First_20_paragraph"><text:span text:style-name="T1">Integrating with world events:</text:span></text:p>
      <text:p text:style-name="P239">! Random encounter on the road</text:p>
      <text:p text:style-name="P240">tbl: d100=67 -&gt; "Merchant caravan under attack"</text:p>
      <text:p text:style-name="P241">=&gt; Screams ahead — a merchant's wagon is being raided by goblins.</text:p>
      <text:h text:style-name="Heading_20_3" text:outline-level="3"><text:bookmark-start text:name="narrative-excerpts"/>4.4 Narrative Excerpts<text:bookmark-end text:name="narrative-excerpts"/></text:h>
      <text:p text:style-name="First_20_paragraph">The shorthand captures everything mechanically. But sometimes the fiction demands more.</text:p>
      <text:p text:style-name="Text_20_body"><text:span text:style-name="T1">Inline prose</text:span> (short descriptions):</text:p>
      <text:p text:style-name="P242">=&gt; The chamber reeks of mildew and old blood. The walls are covered in scratches.</text:p>
      <text:p text:style-name="First_20_paragraph"><text:span text:style-name="T1">Dialogue</text:span> (conversations worth recording):</text:p>
      <text:p text:style-name="P243">PC(Kael): "I don't trust him."</text:p>
      <text:p text:style-name="P244">PC(Sable): "We don't have a choice."</text:p>
      <text:p text:style-name="P245">N(Baron): "You'll do as I say, or face the consequences."</text:p>
      <text:p text:style-name="P246">PC(Mira): [stands, hand on sword] "Try us."</text:p>
      <text:p text:style-name="First_20_paragraph">Use <text:span text:style-name="Source_Text">PC(Name)</text:span> for player characters and <text:span text:style-name="Source_Text">N(Name)</text:span> for NPCs.</text:p>
      <text:p text:style-name="Text_20_body"><text:span text:style-name="T1">Long narrative blocks</text:span> (found documents, GM read-aloud text):</text:p>
      <text:p text:style-name="P247">\---</text:p>
      <text:p text:style-name="P248">The GM reads from the scroll:</text:p>
      <text:p text:style-name="P249">"When the three moons align, the seal will weaken. Those bound to the</text:p>
      <text:p text:style-name="P250">covenant must gather at the stone circle, or the pact is broken and</text:p>
      <text:p text:style-name="P251">the darkness returns."</text:p>
      <text:p text:style-name="P252">---\</text:p>
      <text:p text:style-name="First_20_paragraph">The <text:span text:style-name="Source_Text">\---</text:span> and <text:span text:style-name="Source_Text">---\</text:span> markers separate in-fiction content from your log. The asymmetric delimiters prevent conflicts with Markdown horizontal rules.</text:p>
      <text:p text:style-name="Text_20_body"><text:span text:style-name="T1">How much narrative should you write?</text:span> Only as much as the scribe can capture and the table finds useful. In group play, speed matters more than completeness.</text:p>
      <text:h text:style-name="Heading_20_3" text:outline-level="3"><text:bookmark-start text:name="meta-notes"/>4.5 Meta Notes<text:bookmark-end text:name="meta-notes"/></text:h>
      <text:p text:style-name="First_20_paragraph">Step outside the fiction with parenthetical notes for out-of-character (OOC) commentary, rulings, and table-level status.</text:p>
      <text:p text:style-name="Text_20_body"><text:span text:style-name="T1">General Notes:</text:span></text:p>
      <text:p text:style-name="P253">(note: Sam had to leave early — Mira stays at camp for the rest of the session)</text:p>
      <text:p text:style-name="P254">(reflection: the heist scene was incredible, everyone was on point)</text:p>
      <text:p text:style-name="First_20_paragraph"><text:span text:style-name="T1">Rulings:</text:span></text:p>
      <text:p text:style-name="Text_20_body">Use the <text:span text:style-name="Source_Text">rule:</text:span> prefix inside parentheses to record GM rulings or house rules. This creates a searchable index of “Table Law” for future reference.</text:p>
      <text:p text:style-name="P255">(rule: Flanking provides a +2 bonus instead of advantage)</text:p>
      <text:p text:style-name="P256">(rule: Potions can be used as a Bonus Action)</text:p>
      <text:p text:style-name="P257">(rule: Healing Spells do max healing out of combat)</text:p>
      <text:p text:style-name="First_20_paragraph"><text:span text:style-name="T1">Retrospective notes:</text:span></text:p>
      <text:p text:style-name="Text_20_body">Use <text:span text:style-name="Source_Text">(post: ...)</text:span> when a section was written after the session rather than live — reconstructed from memory or rough notes. Helps readers (and future you) calibrate how reliable the details are.</text:p>
      <text:p text:style-name="P258">(post: S18-S19 reconstructed from memory — sequence may be approximate)</text:p>
      <text:p text:style-name="P259">(post: this scene was written up the next day — dialogue is paraphrased)</text:p>
      <text:p text:style-name="First_20_paragraph"><text:span text:style-name="T1">OOC Status:</text:span></text:p>
      <text:p text:style-name="Text_20_body">Use the <text:span text:style-name="Source_Text">[OOC: ...]</text:span> tag for table-level status flags such as safety tools, breaks, or player presence. This avoids confusion with the <text:span text:style-name="Source_Text">tbl:</text:span> prefix.</text:p>
      <text:p text:style-name="P260">[OOC: Break | 15 mins] <text:s text:c="5"/>(The table is taking a break)</text:p>
      <text:p text:style-name="P261">[OOC: X-Card | spiders] <text:s text:c="4"/>(Safety tool invoked)</text:p>
      <text:p text:style-name="P262">[OOC: Mira AFK] <text:s text:c="12"/>(Player is away, character is inactive)</text:p>
      <text:p text:style-name="First_20_paragraph">Use sparingly. The game is the thing — meta notes are margin comments.</text:p>
      <text:p text:style-name="Text_20_body"><text:span text:style-name="T1">Safety Tool Protocol:</text:span></text:p>
      <text:p text:style-name="Text_20_body">When a safety tool (X-Card, Lines/Veils, etc.) is used, the log should reflect the narrative adjustment to ensure continuity for future reading. Use the <text:span text:style-name="Source_Text">(safety: ...)</text:span> note.</text:p>
      <text:p text:style-name="P263">(safety: X-Card | Scene Ended | Spiders)</text:p>
      <text:p text:style-name="P264">(safety: Rewind | to S14 | Alternate outcome follows)</text:p>
      <text:p text:style-name="P265">(safety: Fade to Black | skipped to S16)</text:p>
      <text:p text:style-name="Horizontal_20_Line"/>
      <text:h text:style-name="Heading_20_2" text:outline-level="2"><text:bookmark-start text:name="optional-structure"/>5. Optional Structure<text:bookmark-end text:name="optional-structure"/></text:h>
      <text:p text:style-name="First_20_paragraph">Structure helps navigation and signals boundaries. Use what helps you stay oriented without slowing you down.</text:p>
      <text:h text:style-name="Heading_20_3" text:outline-level="3"><text:bookmark-start text:name="campaign-header"/>5.1 Campaign Header<text:bookmark-end text:name="campaign-header"/></text:h>
      <text:p text:style-name="First_20_paragraph">The “cover page” of your campaign log. Useful when running multiple campaigns, sharing logs, or returning after a break.</text:p>
      <text:p text:style-name="Text_20_body"><text:span text:style-name="T1">Digital format (YAML front matter):</text:span></text:p>
      <text:p text:style-name="Preformatted_20_Text">
<text:span text:style-name="FunctionTok">title</text:span><text:span text:style-name="KeywordTok">:</text:span><text:span text:style-name="AttributeTok"><text:s text:c="1"/>The Sunstone Conspiracy</text:span>
</text:p>
      <text:p text:style-name="Preformatted_20_Text">
<text:span text:style-name="FunctionTok">ruleset</text:span><text:span text:style-name="KeywordTok">:</text:span><text:span text:style-name="AttributeTok"><text:s text:c="1"/>D&amp;D 5e</text:span>
</text:p>
      <text:p text:style-name="Preformatted_20_Text">
<text:span text:style-name="FunctionTok">genre</text:span><text:span text:style-name="KeywordTok">:</text:span><text:span text:style-name="AttributeTok"><text:s text:c="1"/>Dark fantasy / intrigue</text:span>
</text:p>
      <text:p text:style-name="Preformatted_20_Text">
<text:span text:style-name="FunctionTok">gm</text:span><text:span text:style-name="KeywordTok">:</text:span><text:span text:style-name="AttributeTok"><text:s text:c="1"/>Roberto</text:span>
</text:p>
      <text:p text:style-name="Preformatted_20_Text">
<text:span text:style-name="FunctionTok">players</text:span><text:span text:style-name="KeywordTok">:</text:span><text:span text:style-name="AttributeTok"><text:s text:c="1"/>Alex (Kael), Jordan (Sable), Sam (Mira)</text:span>
</text:p>
      <text:p text:style-name="Preformatted_20_Text">
<text:span text:style-name="FunctionTok">pcs</text:span><text:span text:style-name="KeywordTok">:</text:span>
</text:p>
      <text:p text:style-name="Preformatted_20_Text">
<text:span text:style-name="AttributeTok"><text:s text:c="2"/></text:span><text:span text:style-name="KeywordTok">-</text:span><text:span text:style-name="AttributeTok"><text:s text:c="1"/>Kael [PC:Kael|Rogue 5|HP 28]</text:span>
</text:p>
      <text:p text:style-name="Preformatted_20_Text">
<text:span text:style-name="AttributeTok"><text:s text:c="2"/></text:span><text:span text:style-name="KeywordTok">-</text:span><text:span text:style-name="AttributeTok"><text:s text:c="1"/>Sable [PC:Sable|Wizard 5|HP 18]</text:span>
</text:p>
      <text:p text:style-name="Preformatted_20_Text">
<text:span text:style-name="AttributeTok"><text:s text:c="2"/></text:span><text:span text:style-name="KeywordTok">-</text:span><text:span text:style-name="AttributeTok"><text:s text:c="1"/>Mira [PC:Mira|Fighter 5|HP 34]</text:span>
</text:p>
      <text:p text:style-name="Preformatted_20_Text">
<text:span text:style-name="FunctionTok">start_date</text:span><text:span text:style-name="KeywordTok">:</text:span><text:span text:style-name="AttributeTok"><text:s text:c="1"/>2025-09-03</text:span>
</text:p>
      <text:p text:style-name="Preformatted_20_Text">
<text:span text:style-name="FunctionTok">last_update</text:span><text:span text:style-name="KeywordTok">:</text:span><text:span text:style-name="AttributeTok"><text:s text:c="1"/>2025-11-15</text:span>
</text:p>
      <text:p text:style-name="Preformatted_20_Text">
<text:span text:style-name="FunctionTok">themes</text:span><text:span text:style-name="KeywordTok">:</text:span><text:span text:style-name="AttributeTok"><text:s text:c="1"/>Betrayal, power, loyalty</text:span>
</text:p>
      <text:p text:style-name="Preformatted_20_Text">
<text:span text:style-name="FunctionTok">tone</text:span><text:span text:style-name="KeywordTok">:</text:span><text:span text:style-name="AttributeTok"><text:s text:c="1"/>Gritty, morally grey</text:span>
</text:p>
      <text:p text:style-name="Preformatted_20_Text">
<text:span text:style-name="FunctionTok">notes</text:span><text:span text:style-name="KeywordTok">:</text:span><text:span text:style-name="AttributeTok"><text:s text:c="1"/>Homebrew world, modified rest rules</text:span>
</text:p>
      <text:p text:style-name="First_20_paragraph"><text:span text:style-name="T1">Analog format:</text:span></text:p>
      <text:p text:style-name="P266">=== Campaign Log: The Sunstone Conspiracy ===</text:p>
      <text:p text:style-name="P267">[Title] <text:s text:c="7"/>The Sunstone Conspiracy</text:p>
      <text:p text:style-name="P268">[Ruleset] <text:s text:c="5"/>D&amp;D 5e</text:p>
      <text:p text:style-name="P269">[Genre] <text:s text:c="7"/>Dark fantasy / intrigue</text:p>
      <text:p text:style-name="P270">[GM] <text:s text:c="10"/>Roberto</text:p>
      <text:p text:style-name="P271">[Players] <text:s text:c="5"/>Alex (Kael), Jordan (Sable), Sam (Mira)</text:p>
      <text:p text:style-name="P272">[PCs] <text:s text:c="9"/>Kael [Rogue 5], Sable [Wizard 5], Mira [Fighter 5]</text:p>
      <text:p text:style-name="P273">[Start Date] <text:s text:c="2"/>2025-09-03</text:p>
      <text:p text:style-name="P274">[Last Update] <text:s text:c="1"/>2025-11-15</text:p>
      <text:p text:style-name="P275">[Themes] <text:s text:c="6"/>Betrayal, power, loyalty</text:p>
      <text:p text:style-name="P276">[Tone] <text:s text:c="8"/>Gritty, morally grey</text:p>
      <text:p text:style-name="P277">[Notes] <text:s text:c="7"/>Homebrew world, modified rest rules</text:p>
      <text:p text:style-name="First_20_paragraph"><text:span text:style-name="T1">Optional fields:</text:span> <text:span text:style-name="Source_Text">[Setting]</text:span>, <text:span text:style-name="Source_Text">[Inspiration]</text:span>, <text:span text:style-name="Source_Text">[Safety Tools]</text:span></text:p>
      <text:h text:style-name="Heading_20_3" text:outline-level="3"><text:bookmark-start text:name="session-header"/>5.2 Session Header<text:bookmark-end text:name="session-header"/></text:h>
      <text:p text:style-name="First_20_paragraph">Marks boundaries between play sessions and provides context.</text:p>
      <text:p text:style-name="Text_20_body"><text:span text:style-name="T1">Digital:</text:span></text:p>
      <text:p text:style-name="Preformatted_20_Text">
<text:span text:style-name="FunctionTok">## Session 7</text:span>
</text:p>
      <text:p text:style-name="Preformatted_20_Text">
<text:span text:style-name="NormalTok">*Date: 2025-11-15 | Duration: 3h30 | Scenes: S18-S22*</text:span>
</text:p>
      <text:p text:style-name="Preformatted_20_Text">
<text:span text:style-name="NormalTok">*Players: Alex (Kael), Jordan (Sable), Sam (Mira)*</text:span>
</text:p>
      <text:p text:style-name="Preformatted_20_Text">
<text:span text:style-name="NormalTok">*Scribe: Jordan*</text:span>
</text:p>
      <text:p text:style-name="Preformatted_20_Text">
</text:p>
      <text:p text:style-name="Preformatted_20_Text">
<text:span text:style-name="NormalTok">**Recap:** The party infiltrated Baron Holt's estate but were discovered.</text:span>
</text:p>
      <text:p text:style-name="Preformatted_20_Text">
<text:span text:style-name="NormalTok">Escaped through the sewers. Mira was wounded.</text:span>
</text:p>
      <text:p text:style-name="Preformatted_20_Text">
</text:p>
      <text:p text:style-name="Preformatted_20_Text">
<text:span text:style-name="NormalTok">**Goals:** Regroup, find a healer, plan next move against the Baron.</text:span>
</text:p>
      <text:p text:style-name="First_20_paragraph"><text:span text:style-name="T1">Analog:</text:span></text:p>
      <text:p text:style-name="P278">=== Session 7 ===</text:p>
      <text:p text:style-name="P279">[Date] <text:s text:c="8"/>2025-11-15</text:p>
      <text:p text:style-name="P280">[Duration] <text:s text:c="4"/>3h30</text:p>
      <text:p text:style-name="P281">[Players] <text:s text:c="5"/>Alex (Kael), Jordan (Sable), Sam (Mira)</text:p>
      <text:p text:style-name="P282">[Scribe] <text:s text:c="6"/>Jordan</text:p>
      <text:p text:style-name="P283">[Recap] <text:s text:c="7"/>Infiltrated Baron's estate, discovered, escaped via sewers.</text:p>
      <text:p text:style-name="P284"><text:s text:c="15"/>Mira wounded.</text:p>
      <text:p text:style-name="P285">[Goals] <text:s text:c="7"/>Regroup, find healer, plan next move.</text:p>
      <text:p text:style-name="First_20_paragraph"><text:span text:style-name="T1">Optional fields:</text:span> <text:span text:style-name="Source_Text">[Absent]</text:span> (players not present), <text:span text:style-name="Source_Text">[Mood]</text:span>, <text:span text:style-name="Source_Text">[Threads]</text:span> (active this session), <text:span text:style-name="Source_Text">[Notes]</text:span></text:p>
      <text:h text:style-name="Heading_20_3" text:outline-level="3"><text:bookmark-start text:name="scene-structure"/>5.3 Scene Structure<text:bookmark-end text:name="scene-structure"/></text:h>
      <text:p text:style-name="First_20_paragraph">Scenes are the basic unit of play within a session.</text:p>
      <text:p text:style-name="Text_20_body"><text:span text:style-name="T1">Digital format:</text:span></text:p>
      <text:p text:style-name="Preformatted_20_Text">
<text:span text:style-name="FunctionTok">### S18 *Sewer tunnels beneath the estate*</text:span>
</text:p>
      <text:p text:style-name="First_20_paragraph"><text:span text:style-name="T1">Analog format:</text:span></text:p>
      <text:p text:style-name="P286">S18 *Sewer tunnels beneath the estate*</text:p>
      <text:h text:style-name="Heading_20_4" text:outline-level="4"><text:bookmark-start text:name="sequential-scenes-standard"/>5.3.1 Sequential Scenes (Standard)<text:bookmark-end text:name="sequential-scenes-standard"/></text:h>
      <text:p text:style-name="P287">S18 *Sewer tunnels, night*</text:p>
      <text:p text:style-name="P288">S19 *Safe house in the Docks District*</text:p>
      <text:p text:style-name="P289">S20 *The Rusty Anchor tavern, dawn*</text:p>
      <text:p text:style-name="First_20_paragraph">Default for linear play. Start at S1 each session, or number continuously across the whole campaign.</text:p>
      <text:h text:style-name="Heading_20_4" text:outline-level="4"><text:bookmark-start text:name="flashbacks"/>5.3.2 Flashbacks<text:bookmark-end text:name="flashbacks"/></text:h>
      <text:p text:style-name="First_20_paragraph">Past events that inform the current story. Use letter suffixes:</text:p>
      <text:p text:style-name="P290">S20 *The Rusty Anchor — Sable recognizes the bartender*</text:p>
      <text:p text:style-name="P291">=&gt; "I know you. You were at the Baron's dinner."</text:p>
      <text:p text:style-name="P292"/>
      <text:p text:style-name="P293">S20a *Flashback: Baron Holt's dinner party, three months ago*</text:p>
      <text:p text:style-name="P294">@(Sable) Overhear a conversation in the hallway</text:p>
      <text:p text:style-name="P295">d: Perception d20+1=17 vs DC 15 -&gt; Success</text:p>
      <text:p text:style-name="P296">=&gt; Holt was talking about "the shipment" — and the bartender was there.</text:p>
      <text:p text:style-name="P297"/>
      <text:p text:style-name="P298">S21 *The Rusty Anchor — present*</text:p>
      <text:p text:style-name="P299">=&gt; Sable locks eyes with the bartender. He knows she knows.</text:p>
      <text:h text:style-name="Heading_20_4" text:outline-level="4"><text:bookmark-start text:name="split-party"/>5.3.3 Split Party<text:bookmark-end text:name="split-party"/></text:h>
      <text:p text:style-name="First_20_paragraph">When the party divides, use thread prefixes:</text:p>
      <text:p text:style-name="P300">T1-S22 *Kael and Mira at the healer's*</text:p>
      <text:p text:style-name="P301">T2-S22 *Sable tailing the bartender*</text:p>
      <text:p text:style-name="First_20_paragraph"><text:span text:style-name="T1">When threads rejoin:</text:span></text:p>
      <text:p text:style-name="P302">T1-S24 *Kael and Mira return to the safe house*</text:p>
      <text:p text:style-name="P303">T2-S24 *Sable arrives moments later*</text:p>
      <text:p text:style-name="P304"/>
      <text:p text:style-name="P305">S25 *Safe house — party reunited*</text:p>
      <text:p text:style-name="P306">(Threads merged)</text:p>
      <text:h text:style-name="Heading_20_4" text:outline-level="4"><text:bookmark-start text:name="montages-and-time-cuts"/>5.3.4 Montages and Time Cuts<text:bookmark-end text:name="montages-and-time-cuts"/></text:h>
      <text:p text:style-name="First_20_paragraph">For activities spanning time or quick vignettes, use decimal notation:</text:p>
      <text:p text:style-name="P307">S15 *Downtime in Northport — one week*</text:p>
      <text:p text:style-name="P308"/>
      <text:p text:style-name="P309">S15.1 *Kael: Casing the Baron's estate*</text:p>
      <text:p text:style-name="P310">@(Kael) Gather information on guard rotations</text:p>
      <text:p text:style-name="P311">d: Investigation d20+4=18 vs DC 14 -&gt; Success</text:p>
      <text:p text:style-name="P312">=&gt; Maps the patrol schedule.</text:p>
      <text:p text:style-name="P313"/>
      <text:p text:style-name="P314">S15.2 *Sable: Researching the Sunstone*</text:p>
      <text:p text:style-name="P315">@(Sable) Library research</text:p>
      <text:p text:style-name="P316">d: Arcana d20+6=21 vs DC 16 -&gt; Success</text:p>
      <text:p text:style-name="P317">=&gt; Finds a reference to the Sunstone in a pre-war text.</text:p>
      <text:p text:style-name="P318"/>
      <text:p text:style-name="P319">S15.3 *Mira: Training at the fighting pit*</text:p>
      <text:p text:style-name="P320">@(Mira) Spar with a local champion</text:p>
      <text:p text:style-name="P321">d: Athletics d20+4=15 vs DC 15 -&gt; Success</text:p>
      <text:p text:style-name="P322">=&gt; Earns respect — and a contact. [N:Voss|pit fighter|friendly]</text:p>
      <text:p text:style-name="P323"/>
      <text:p text:style-name="P324">S16 *Safe house — planning the heist*</text:p>
      <text:p text:style-name="P325">(Montage complete)</text:p>
      <text:h text:style-name="Heading_20_4" text:outline-level="4"><text:bookmark-start text:name="choosing-your-approach"/>5.3.5 Choosing Your Approach<text:bookmark-end text:name="choosing-your-approach"/></text:h>
      <text:list text:style-name="L14">
        <text:list-item>
          <text:p text:style-name="P326"><text:span text:style-name="T1">Sequential</text:span> (S1, S2, S3): Default. Linear play, simplicity.</text:p>
        </text:list-item>
        <text:list-item>
          <text:p text:style-name="P326"><text:span text:style-name="T1">Flashbacks</text:span> (S5a, S5b): Backstory, revelations, character moments.</text:p>
        </text:list-item>
        <text:list-item>
          <text:p text:style-name="P326"><text:span text:style-name="T1">Split party</text:span> (T1-S1, T2-S1): Simultaneous events, multiple locations.</text:p>
        </text:list-item>
        <text:list-item>
          <text:p text:style-name="P326"><text:span text:style-name="T1">Montages</text:span> (S7.1, S7.2): Downtime, travel, training, shopping.</text:p>
        </text:list-item>
      </text:list>
      <text:h text:style-name="Heading_20_4" text:outline-level="4"><text:bookmark-start text:name="scene-context"/>5.3.6 Scene Context<text:bookmark-end text:name="scene-context"/></text:h>
      <text:p text:style-name="First_20_paragraph">Enrich scenes with context:</text:p>
      <text:p text:style-name="P327">S18 *Sewer tunnels, midnight*</text:p>
      <text:p text:style-name="P328">S20 *The Rusty Anchor (tense)*</text:p>
      <text:p text:style-name="P329">S15.2 *Sable at the library, Day 3*</text:p>
      <text:p text:style-name="P330">S20a *Flashback: Baron's dinner, three months ago*</text:p>
      <text:p text:style-name="P331">T2-S22 *Meanwhile: Sable tailing the bartender, same night*</text:p>
      <text:h text:style-name="Heading_20_3" text:outline-level="3"><text:bookmark-start text:name="session-end"/>5.4 Session End<text:bookmark-end text:name="session-end"/></text:h>
      <text:p text:style-name="First_20_paragraph">Many systems have formal end-of-session rituals — XP awards, advancement triggers, debrief questions. An optional closing block captures these alongside the next-session hook.</text:p>
      <text:p text:style-name="Text_20_body"><text:span text:style-name="T1">Digital:</text:span></text:p>
      <text:p text:style-name="Preformatted_20_Text">
<text:span text:style-name="FunctionTok">### End of Session 7</text:span>
</text:p>
      <text:p text:style-name="Preformatted_20_Text">
</text:p>
      <text:p text:style-name="Preformatted_20_Text">
<text:span text:style-name="InformationTok">```</text:span>
</text:p>
      <text:p text:style-name="Preformatted_20_Text">
<text:span text:style-name="InformationTok">[Advance:Kael|Rogue 6|+Expertise]</text:span>
</text:p>
      <text:p text:style-name="Preformatted_20_Text">
<text:span text:style-name="InformationTok">[Party:XP+1 each]</text:span>
</text:p>
      <text:p text:style-name="Preformatted_20_Text">
<text:span text:style-name="InformationTok">(hook: the shipment arrives in 3 days — scout the temple before it arrives)</text:span>
</text:p>
      <text:p text:style-name="Preformatted_20_Text">
<text:span text:style-name="InformationTok">(note: strong session, the escape was tense)</text:span>
</text:p>
      <text:p text:style-name="Preformatted_20_Text">
<text:span text:style-name="InformationTok">```</text:span>
</text:p>
      <text:p text:style-name="First_20_paragraph"><text:span text:style-name="T1">Analog:</text:span></text:p>
      <text:p text:style-name="P332">--- End of Session 7 ---</text:p>
      <text:p text:style-name="P333">[Advance] Kael: Rogue 6 (+Expertise)</text:p>
      <text:p text:style-name="P334">[Party:XP+1 each]</text:p>
      <text:p text:style-name="P335">(hook: shipment in 3 days — scout the temple)</text:p>
      <text:p text:style-name="P336">(note: strong session)</text:p>
      <text:p text:style-name="First_20_paragraph"><text:span text:style-name="T1">Common fields:</text:span></text:p>
      <text:list text:style-name="L15">
        <text:list-item>
          <text:p text:style-name="P337"><text:span text:style-name="Source_Text">[Advance: ...]</text:span> — Characters who leveled up or advanced (see §4.1.2)</text:p>
        </text:list-item>
        <text:list-item>
          <text:p text:style-name="P337">XP and resource changes via existing <text:span text:style-name="Source_Text">[PC:]</text:span> and <text:span text:style-name="Source_Text">[Party:]</text:span> tags</text:p>
        </text:list-item>
        <text:list-item>
          <text:p text:style-name="P337"><text:span text:style-name="Source_Text">(hook: ...)</text:span> — The situation or question driving the next session</text:p>
        </text:list-item>
        <text:list-item>
          <text:p text:style-name="P337"><text:span text:style-name="Source_Text">(note: ...)</text:span> — Debrief, table reflection, what worked</text:p>
        </text:list-item>
      </text:list>
      <text:h text:style-name="Heading_20_3" text:outline-level="3"><text:bookmark-start text:name="interlude"/>5.5 Interlude<text:bookmark-end text:name="interlude"/></text:h>
      <text:p text:style-name="First_20_paragraph">Events that happen <text:span text:style-name="T2">between</text:span> sessions — off-camera travel, recovery, world changes, NPC developments — sit outside session scope. Use an Interlude block between session headers.</text:p>
      <text:p text:style-name="Text_20_body"><text:span text:style-name="T1">Digital:</text:span></text:p>
      <text:p text:style-name="Preformatted_20_Text">
<text:span text:style-name="FunctionTok">## Interlude: One week — coast road</text:span>
</text:p>
      <text:p text:style-name="Preformatted_20_Text">
</text:p>
      <text:p text:style-name="Preformatted_20_Text">
<text:span text:style-name="InformationTok">```</text:span>
</text:p>
      <text:p text:style-name="Preformatted_20_Text">
<text:span text:style-name="InformationTok">[PC:Mira|HP 34/34|-bandaged] <text:s text:c="23"/>(fully healed)</text:span>
</text:p>
      <text:p text:style-name="Preformatted_20_Text">
<text:span text:style-name="InformationTok">[Party:Rations-7] <text:s text:c="35"/>(seven days' travel)</text:span>
</text:p>
      <text:p text:style-name="Preformatted_20_Text">
<text:span text:style-name="InformationTok">[Clock:Holt's Search +2] <text:s text:c="28"/>(time passes)</text:span>
</text:p>
      <text:p text:style-name="Preformatted_20_Text">
<text:span text:style-name="InformationTok">[Faction:City Watch|standing:neutral-&gt;suspicious]</text:span>
</text:p>
      <text:p text:style-name="Preformatted_20_Text">
<text:span text:style-name="InformationTok">(note: off-camera — narrated summary, no active play)</text:span>
</text:p>
      <text:p text:style-name="Preformatted_20_Text">
<text:span text:style-name="InformationTok">```</text:span>
</text:p>
      <text:p text:style-name="First_20_paragraph"><text:span text:style-name="T1">Analog:</text:span></text:p>
      <text:p text:style-name="P338">=== Interlude: One week, coast road ===</text:p>
      <text:p text:style-name="P339">[PC:Mira|-bandaged|HP full]</text:p>
      <text:p text:style-name="P340">[Party:Rations-7]</text:p>
      <text:p text:style-name="P341">[Clock:Holt's Search +2]</text:p>
      <text:p text:style-name="P342">[Faction:City Watch|neutral-&gt;suspicious]</text:p>
      <text:p text:style-name="First_20_paragraph">Interludes differ from <text:span text:style-name="T1">Montages</text:span> (§5.3.4): montages happen <text:span text:style-name="T2">during</text:span> a session as active play; interludes record what happened <text:span text:style-name="T2">off-camera</text:span> between sessions.</text:p>
      <text:p text:style-name="Horizontal_20_Line"/>
      <text:h text:style-name="Heading_20_2" text:outline-level="2"><text:bookmark-start text:name="complete-examples"/>6. Complete Examples<text:bookmark-end text:name="complete-examples"/></text:h>
      <text:h text:style-name="Heading_20_3" text:outline-level="3"><text:bookmark-start text:name="minimal-shorthand-log"/>6.1 Minimal Shorthand Log<text:bookmark-end text:name="minimal-shorthand-log"/></text:h>
      <text:p text:style-name="First_20_paragraph">Pure shorthand — for fast-paced sessions when the scribe is barely keeping up:</text:p>
      <text:p text:style-name="P343">S18 @(K)Sneak d:8≤14 F =&gt; noise [Clock:Alert 2/6]</text:p>
      <text:p text:style-name="P344">!Guards coming @(S)Sleep d:save9≤13 F =&gt; guard drops</text:p>
      <text:p text:style-name="P345">S19 @(M)Barricade d:16≥12 S =&gt; safe for now [L:Safe House]</text:p>
      <text:p text:style-name="First_20_paragraph">Single-letter abbreviations for character names work fine when everyone knows who’s who.</text:p>
      <text:h text:style-name="Heading_20_3" text:outline-level="3"><text:bookmark-start text:name="hybrid-digital-format"/>6.2 Hybrid Digital Format<text:bookmark-end text:name="hybrid-digital-format"/></text:h>
      <text:p text:style-name="First_20_paragraph">Combines shorthand with narrative:</text:p>
      <text:p text:style-name="Preformatted_20_Text">
<text:span text:style-name="FunctionTok">### S18 *Sewer tunnels beneath the estate, midnight*</text:span>
</text:p>
      <text:p text:style-name="Preformatted_20_Text">
</text:p>
      <text:p text:style-name="Preformatted_20_Text">
<text:span text:style-name="InformationTok">```</text:span>
</text:p>
      <text:p text:style-name="Preformatted_20_Text">
<text:span text:style-name="InformationTok">@(Kael) Lead the group through the tunnels</text:span>
</text:p>
      <text:p text:style-name="Preformatted_20_Text">
<text:span text:style-name="InformationTok">d: Survival d20+2=14 vs DC 12 -&gt; Success</text:span>
</text:p>
      <text:p text:style-name="Preformatted_20_Text">
<text:span text:style-name="InformationTok">=&gt; Finds the right passage. Distant sound of water.</text:span>
</text:p>
      <text:p text:style-name="Preformatted_20_Text">
</text:p>
      <text:p text:style-name="Preformatted_20_Text">
<text:span text:style-name="InformationTok">! A grate ahead is rusted shut</text:span>
</text:p>
      <text:p text:style-name="Preformatted_20_Text">
<text:span text:style-name="InformationTok">@(Mira) Force it open</text:span>
</text:p>
      <text:p text:style-name="Preformatted_20_Text">
<text:span text:style-name="InformationTok">d: Athletics d20+4=19 vs DC 15 -&gt; Success</text:span>
</text:p>
      <text:p text:style-name="Preformatted_20_Text">
<text:span text:style-name="InformationTok">=&gt; Metal screams. They're through. [L:Sewer Exit|docks|night]</text:span>
</text:p>
      <text:p text:style-name="Preformatted_20_Text">
<text:span text:style-name="InformationTok">```</text:span>
</text:p>
      <text:p text:style-name="Preformatted_20_Text">
</text:p>
      <text:p text:style-name="Preformatted_20_Text">
<text:span text:style-name="NormalTok">Cold air hits them as they emerge by the waterfront. Mira's wound</text:span>
</text:p>
      <text:p text:style-name="Preformatted_20_Text">
<text:span text:style-name="NormalTok">is bleeding again — she leans on Kael, trying not to show it.</text:span>
</text:p>
      <text:p text:style-name="Preformatted_20_Text">
</text:p>
      <text:p text:style-name="Preformatted_20_Text">
<text:span text:style-name="InformationTok">```</text:span>
</text:p>
      <text:p text:style-name="Preformatted_20_Text">
<text:span text:style-name="InformationTok">PC(Kael): "We need to find a healer. Tonight."</text:span>
</text:p>
      <text:p text:style-name="Preformatted_20_Text">
<text:span text:style-name="InformationTok">PC(Sable): "I know someone in the Docks. Owes me a favor."</text:span>
</text:p>
      <text:p text:style-name="Preformatted_20_Text">
<text:span text:style-name="InformationTok">PC(Mira): "I'm fine."</text:span>
</text:p>
      <text:p text:style-name="Preformatted_20_Text">
<text:span text:style-name="InformationTok">PC(Kael): "You're not fine."</text:span>
</text:p>
      <text:p text:style-name="Preformatted_20_Text">
<text:span text:style-name="InformationTok">```</text:span>
</text:p>
      <text:h text:style-name="Heading_20_3" text:outline-level="3"><text:bookmark-start text:name="analog-notebook-format"/>6.3 Analog Notebook Format<text:bookmark-end text:name="analog-notebook-format"/></text:h>
      <text:p text:style-name="First_20_paragraph">Same content, formatted for handwriting:</text:p>
      <text:p text:style-name="P346">S18 *Sewer tunnels, midnight*</text:p>
      <text:p text:style-name="P347"/>
      <text:p text:style-name="P348">@(Kael) Lead through tunnels</text:p>
      <text:p text:style-name="P349">d: Survival d20+2=14 vs DC 12 -&gt; Success</text:p>
      <text:p text:style-name="P350">=&gt; Finds the right passage.</text:p>
      <text:p text:style-name="P351"/>
      <text:p text:style-name="P352">! Grate ahead, rusted shut</text:p>
      <text:p text:style-name="P353">@(Mira) Force it open</text:p>
      <text:p text:style-name="P354">d: Athletics d20+4=19 vs DC 15 -&gt; Success</text:p>
      <text:p text:style-name="P355">=&gt; Through. [L:Sewer Exit|docks|night]</text:p>
      <text:p text:style-name="P356"/>
      <text:p text:style-name="P357">Cold air. Mira's wound bleeding again.</text:p>
      <text:p text:style-name="P358"/>
      <text:p text:style-name="P359">PC(Kael): "We need a healer. Tonight."</text:p>
      <text:p text:style-name="P360">PC(Sable): "I know someone. Owes me a favor."</text:p>
      <text:h text:style-name="Heading_20_3" text:outline-level="3"><text:bookmark-start text:name="complete-session-log-digital"/>6.4 Complete Session Log (Digital)<text:bookmark-end text:name="complete-session-log-digital"/></text:h>
      <text:p text:style-name="Preformatted_20_Text">
<text:span text:style-name="CommentTok">---</text:span>
</text:p>
      <text:p text:style-name="Preformatted_20_Text">
<text:span text:style-name="AnnotationTok">title:</text:span><text:span text:style-name="CommentTok"><text:s text:c="1"/>The Sunstone Conspiracy</text:span>
</text:p>
      <text:p text:style-name="Preformatted_20_Text">
<text:span text:style-name="AnnotationTok">ruleset:</text:span><text:span text:style-name="CommentTok"><text:s text:c="1"/>D&amp;D 5e</text:span>
</text:p>
      <text:p text:style-name="Preformatted_20_Text">
<text:span text:style-name="AnnotationTok">gm:</text:span><text:span text:style-name="CommentTok"><text:s text:c="1"/>Roberto</text:span>
</text:p>
      <text:p text:style-name="Preformatted_20_Text">
<text:span text:style-name="AnnotationTok">players:</text:span><text:span text:style-name="CommentTok"><text:s text:c="1"/>Alex (Kael), Jordan (Sable), Sam (Mira)</text:span>
</text:p>
      <text:p text:style-name="Preformatted_20_Text">
<text:span text:style-name="CommentTok">---</text:span>
</text:p>
      <text:p text:style-name="Preformatted_20_Text">
</text:p>
      <text:p text:style-name="Preformatted_20_Text">
<text:span text:style-name="FunctionTok"># The Sunstone Conspiracy</text:span>
</text:p>
      <text:p text:style-name="Preformatted_20_Text">
</text:p>
      <text:p text:style-name="Preformatted_20_Text">
<text:span text:style-name="FunctionTok">## Session 7</text:span>
</text:p>
      <text:p text:style-name="Preformatted_20_Text">
<text:span text:style-name="NormalTok">*Date: 2025-11-15 | Duration: 3h30 | Scribe: Jordan*</text:span>
</text:p>
      <text:p text:style-name="Preformatted_20_Text">
<text:span text:style-name="NormalTok">*Players: Alex (Kael), Jordan (Sable), Sam (Mira)*</text:span>
</text:p>
      <text:p text:style-name="Preformatted_20_Text">
</text:p>
      <text:p text:style-name="Preformatted_20_Text">
<text:span text:style-name="NormalTok">**Recap:** Infiltrated Baron Holt's estate. Discovered in the study.</text:span>
</text:p>
      <text:p text:style-name="Preformatted_20_Text">
<text:span text:style-name="NormalTok">Escaped through the sewers. Mira took a crossbow bolt.</text:span>
</text:p>
      <text:p text:style-name="Preformatted_20_Text">
</text:p>
      <text:p text:style-name="Preformatted_20_Text">
<text:span text:style-name="NormalTok">**Goals:** Regroup, heal Mira, follow up on the Sunstone lead.</text:span>
</text:p>
      <text:p text:style-name="Preformatted_20_Text">
</text:p>
      <text:p text:style-name="Preformatted_20_Text">
<text:span text:style-name="FunctionTok">### S18 *Sewer tunnels beneath the estate*</text:span>
</text:p>
      <text:p text:style-name="Preformatted_20_Text">
</text:p>
      <text:p text:style-name="Preformatted_20_Text">
<text:span text:style-name="InformationTok">```</text:span>
</text:p>
      <text:p text:style-name="Preformatted_20_Text">
<text:span text:style-name="InformationTok">@(Kael) Navigate the tunnels toward the docks</text:span>
</text:p>
      <text:p text:style-name="Preformatted_20_Text">
<text:span text:style-name="InformationTok">d: Survival d20+2=14 vs DC 12 -&gt; Success</text:span>
</text:p>
      <text:p text:style-name="Preformatted_20_Text">
<text:span text:style-name="InformationTok">=&gt; Finds the old drainage route. Moving quickly.</text:span>
</text:p>
      <text:p text:style-name="Preformatted_20_Text">
</text:p>
      <text:p text:style-name="Preformatted_20_Text">
<text:span text:style-name="InformationTok">! The tunnel forks — one passage smells of salt, the other of rot</text:span>
</text:p>
      <text:p text:style-name="Preformatted_20_Text">
<text:span text:style-name="InformationTok">@(Sable) Use Prestidigitation to test the air</text:span>
</text:p>
      <text:p text:style-name="Preformatted_20_Text">
<text:span text:style-name="InformationTok">=&gt; Salt passage leads to the docks. They take it.</text:span>
</text:p>
      <text:p text:style-name="Preformatted_20_Text">
</text:p>
      <text:p text:style-name="Preformatted_20_Text">
<text:span text:style-name="InformationTok">@(Mira) Keep moving despite the wound</text:span>
</text:p>
      <text:p text:style-name="Preformatted_20_Text">
<text:span text:style-name="InformationTok">d: CON save d20+3=11 vs DC 10 -&gt; Success</text:span>
</text:p>
      <text:p text:style-name="Preformatted_20_Text">
<text:span text:style-name="InformationTok">=&gt; Gritting teeth, she keeps pace. [PC:Mira|HP 12/34|wounded]</text:span>
</text:p>
      <text:p text:style-name="Preformatted_20_Text">
<text:span text:style-name="InformationTok">```</text:span>
</text:p>
      <text:p text:style-name="Preformatted_20_Text">
</text:p>
      <text:p text:style-name="Preformatted_20_Text">
<text:span text:style-name="FunctionTok">### S19 *Docks District — Sable's contact*</text:span>
</text:p>
      <text:p text:style-name="Preformatted_20_Text">
</text:p>
      <text:p text:style-name="Preformatted_20_Text">
<text:span text:style-name="InformationTok">```</text:span>
</text:p>
      <text:p text:style-name="Preformatted_20_Text">
<text:span text:style-name="InformationTok">@(Sable) Find the healer, Tomas</text:span>
</text:p>
      <text:p text:style-name="Preformatted_20_Text">
<text:span text:style-name="InformationTok">d: Investigation d20+1=15 vs DC 12 -&gt; Success</text:span>
</text:p>
      <text:p text:style-name="Preformatted_20_Text">
<text:span text:style-name="InformationTok">=&gt; A cramped room above a fishmonger's. Tomas is in.</text:span>
</text:p>
      <text:p text:style-name="Preformatted_20_Text">
<text:span text:style-name="InformationTok">[N:Tomas|healer|underground|owes Sable]</text:span>
</text:p>
      <text:p text:style-name="Preformatted_20_Text">
</text:p>
      <text:p text:style-name="Preformatted_20_Text">
<text:span text:style-name="InformationTok">N(Tomas): "You look terrible. All of you."</text:span>
</text:p>
      <text:p text:style-name="Preformatted_20_Text">
<text:span text:style-name="InformationTok">PC(Sable): "Mira needs patching. Crossbow bolt, maybe three hours ago."</text:span>
</text:p>
      <text:p text:style-name="Preformatted_20_Text">
<text:span text:style-name="InformationTok">N(Tomas): "That'll cost."</text:span>
</text:p>
      <text:p text:style-name="Preformatted_20_Text">
<text:span text:style-name="InformationTok">PC(Kael): "Name your price."</text:span>
</text:p>
      <text:p text:style-name="Preformatted_20_Text">
<text:span text:style-name="InformationTok">```</text:span>
</text:p>
      <text:p text:style-name="Preformatted_20_Text">
</text:p>
      <text:p text:style-name="Preformatted_20_Text">
<text:span text:style-name="InformationTok">```</text:span>
</text:p>
      <text:p text:style-name="Preformatted_20_Text">
<text:span text:style-name="InformationTok">@(Kael) Negotiate the fee</text:span>
</text:p>
      <text:p text:style-name="Preformatted_20_Text">
<text:span text:style-name="InformationTok">d: Persuasion d20+3=9 vs DC 14 -&gt; Fail</text:span>
</text:p>
      <text:p text:style-name="Preformatted_20_Text">
<text:span text:style-name="InformationTok">=&gt; Tomas won't budge. Full price.</text:span>
</text:p>
      <text:p text:style-name="Preformatted_20_Text">
<text:span text:style-name="InformationTok">[Party:Gold-25]</text:span>
</text:p>
      <text:p text:style-name="Preformatted_20_Text">
</text:p>
      <text:p text:style-name="Preformatted_20_Text">
<text:span text:style-name="InformationTok">! Tomas treats the wound</text:span>
</text:p>
      <text:p text:style-name="Preformatted_20_Text">
<text:span text:style-name="InformationTok">=&gt; [PC:Mira|HP+15|HP 27/34|-wounded|bandaged]</text:span>
</text:p>
      <text:p text:style-name="Preformatted_20_Text">
<text:span text:style-name="InformationTok">```</text:span>
</text:p>
      <text:p text:style-name="Preformatted_20_Text">
</text:p>
      <text:p text:style-name="Preformatted_20_Text">
<text:span text:style-name="FunctionTok">### S20 *Safe house in the Docks District, dawn*</text:span>
</text:p>
      <text:p text:style-name="Preformatted_20_Text">
</text:p>
      <text:p text:style-name="Preformatted_20_Text">
<text:span text:style-name="InformationTok">```</text:span>
</text:p>
      <text:p text:style-name="Preformatted_20_Text">
<text:span text:style-name="InformationTok">@(Kael) Set up watches and secure the room</text:span>
</text:p>
      <text:p text:style-name="Preformatted_20_Text">
<text:span text:style-name="InformationTok">=&gt; [L:Safe House|hidden|cramped|secure for now]</text:span>
</text:p>
      <text:p text:style-name="Preformatted_20_Text">
<text:span text:style-name="InformationTok">```</text:span>
</text:p>
      <text:p text:style-name="Preformatted_20_Text">
</text:p>
      <text:p text:style-name="Preformatted_20_Text">
<text:span text:style-name="NormalTok">The party takes stock. They got what they came for — the documents</text:span>
</text:p>
      <text:p text:style-name="Preformatted_20_Text">
<text:span text:style-name="NormalTok">from Holt's study — but the Baron knows someone broke in.</text:span>
</text:p>
      <text:p text:style-name="Preformatted_20_Text">
</text:p>
      <text:p text:style-name="Preformatted_20_Text">
<text:span text:style-name="InformationTok">```</text:span>
</text:p>
      <text:p text:style-name="Preformatted_20_Text">
<text:span text:style-name="InformationTok">@(Sable) Examine the stolen documents</text:span>
</text:p>
      <text:p text:style-name="Preformatted_20_Text">
<text:span text:style-name="InformationTok">d: Investigation d20+1=18 vs DC 14 -&gt; Success</text:span>
</text:p>
      <text:p text:style-name="Preformatted_20_Text">
<text:span text:style-name="InformationTok">=&gt; The documents reference a "Sunstone shipment" arriving by sea</text:span>
</text:p>
      <text:p text:style-name="Preformatted_20_Text">
<text:span text:style-name="InformationTok"><text:s text:c="3"/>in four days. Destination: an abandoned temple north of the city.</text:span>
</text:p>
      <text:p text:style-name="Preformatted_20_Text">
<text:span text:style-name="InformationTok">[Thread:Sunstone Shipment|Open]</text:span>
</text:p>
      <text:p text:style-name="Preformatted_20_Text">
<text:span text:style-name="InformationTok">[Timer:Shipment Arrives 4]</text:span>
</text:p>
      <text:p text:style-name="Preformatted_20_Text">
<text:span text:style-name="InformationTok">```</text:span>
</text:p>
      <text:p text:style-name="Preformatted_20_Text">
</text:p>
      <text:p text:style-name="Preformatted_20_Text">
<text:span text:style-name="InformationTok">```</text:span>
</text:p>
      <text:p text:style-name="Preformatted_20_Text">
<text:span text:style-name="InformationTok">PC(Sable): "Four days. A shipment coming by sea to a temple."</text:span>
</text:p>
      <text:p text:style-name="Preformatted_20_Text">
<text:span text:style-name="InformationTok">PC(Mira): "What's a Sunstone?"</text:span>
</text:p>
      <text:p text:style-name="Preformatted_20_Text">
<text:span text:style-name="InformationTok">PC(Sable): "I've been researching that. Pre-war texts mention it as</text:span>
</text:p>
      <text:p text:style-name="Preformatted_20_Text">
<text:span text:style-name="InformationTok"><text:s text:c="13"/>a source of immense power. Holt wants it badly."</text:span>
</text:p>
      <text:p text:style-name="Preformatted_20_Text">
<text:span text:style-name="InformationTok">PC(Kael): "Then we get there first."</text:span>
</text:p>
      <text:p text:style-name="Preformatted_20_Text">
<text:span text:style-name="InformationTok">```</text:span>
</text:p>
      <text:p text:style-name="Preformatted_20_Text">
</text:p>
      <text:p text:style-name="Preformatted_20_Text">
<text:span text:style-name="InformationTok">```</text:span>
</text:p>
      <text:p text:style-name="Preformatted_20_Text">
<text:span text:style-name="InformationTok">[Thread:Baron Holt's Retaliation|Open]</text:span>
</text:p>
      <text:p text:style-name="Preformatted_20_Text">
<text:span text:style-name="InformationTok">[Clock:Holt's Search 1/6]</text:span>
</text:p>
      <text:p text:style-name="Preformatted_20_Text">
<text:span text:style-name="InformationTok">```</text:span>
</text:p>
      <text:p text:style-name="Preformatted_20_Text">
</text:p>
      <text:p text:style-name="Preformatted_20_Text">
<text:span text:style-name="NormalTok">(note: great session — the escape was tense, and the Sunstone reveal</text:span>
</text:p>
      <text:p text:style-name="Preformatted_20_Text">
<text:span text:style-name="NormalTok">gives us a clear objective. next session: prep for the temple)</text:span>
</text:p>
      <text:h text:style-name="Heading_20_3" text:outline-level="3"><text:bookmark-start text:name="complete-session-log-analog"/>6.5 Complete Session Log (Analog)<text:bookmark-end text:name="complete-session-log-analog"/></text:h>
      <text:p text:style-name="P361">=== Session 7 ===</text:p>
      <text:p text:style-name="P362">[Date] <text:s text:c="8"/>2025-11-15</text:p>
      <text:p text:style-name="P363">[Duration] <text:s text:c="4"/>3h30</text:p>
      <text:p text:style-name="P364">[Scribe] <text:s text:c="6"/>Jordan</text:p>
      <text:p text:style-name="P365">[Players] <text:s text:c="5"/>Alex (Kael), Jordan (Sable), Sam (Mira)</text:p>
      <text:p text:style-name="P366">[Recap] <text:s text:c="7"/>Infiltrated Baron's estate. Discovered. Escaped via</text:p>
      <text:p text:style-name="P367"><text:s text:c="15"/>sewers. Mira hit by crossbow bolt.</text:p>
      <text:p text:style-name="P368">[Goals] <text:s text:c="7"/>Regroup, heal Mira, follow Sunstone lead.</text:p>
      <text:p text:style-name="P369"/>
      <text:p text:style-name="P370">S18 *Sewer tunnels beneath the estate*</text:p>
      <text:p text:style-name="P371"/>
      <text:p text:style-name="P372">@(Kael) Navigate toward the docks</text:p>
      <text:p text:style-name="P373">d: Survival d20+2=14 vs DC 12 -&gt; Success</text:p>
      <text:p text:style-name="P374">=&gt; Finds the drainage route.</text:p>
      <text:p text:style-name="P375"/>
      <text:p text:style-name="P376">! Tunnel forks — salt smell vs rot</text:p>
      <text:p text:style-name="P377">@(Sable) Prestidigitation to test the air</text:p>
      <text:p text:style-name="P378">=&gt; Salt = docks. They go left.</text:p>
      <text:p text:style-name="P379"/>
      <text:p text:style-name="P380">@(Mira) Keep pace despite wound</text:p>
      <text:p text:style-name="P381">d: CON save d20+3=11 vs DC 10 -&gt; Success</text:p>
      <text:p text:style-name="P382">=&gt; Keeps moving. [PC:Mira|HP 12/34|wounded]</text:p>
      <text:p text:style-name="P383"/>
      <text:p text:style-name="P384">S19 *Docks — Sable's contact*</text:p>
      <text:p text:style-name="P385"/>
      <text:p text:style-name="P386">@(Sable) Find Tomas the healer</text:p>
      <text:p text:style-name="P387">d: Investigation d20+1=15 vs DC 12 -&gt; Success</text:p>
      <text:p text:style-name="P388">=&gt; Cramped room above fishmonger's. [N:Tomas|healer|underground]</text:p>
      <text:p text:style-name="P389"/>
      <text:p text:style-name="P390">N(Tomas): "You look terrible."</text:p>
      <text:p text:style-name="P391">PC(Sable): "Mira needs patching. Crossbow bolt."</text:p>
      <text:p text:style-name="P392">PC(Kael): "Name your price."</text:p>
      <text:p text:style-name="P393"/>
      <text:p text:style-name="P394">@(Kael) Negotiate</text:p>
      <text:p text:style-name="P395">d: Persuasion d20+3=9 vs DC 14 -&gt; Fail</text:p>
      <text:p text:style-name="P396">=&gt; Full price. [Party:Gold-25]</text:p>
      <text:p text:style-name="P397"/>
      <text:p text:style-name="P398">! Tomas treats the wound</text:p>
      <text:p text:style-name="P399">=&gt; [PC:Mira|HP+15|-wounded|bandaged]</text:p>
      <text:p text:style-name="P400"/>
      <text:p text:style-name="P401">S20 *Safe house, dawn*</text:p>
      <text:p text:style-name="P402"/>
      <text:p text:style-name="P403">@(Kael) Secure the room</text:p>
      <text:p text:style-name="P404">=&gt; [L:Safe House|hidden|secure for now]</text:p>
      <text:p text:style-name="P405"/>
      <text:p text:style-name="P406">@(Sable) Examine stolen documents</text:p>
      <text:p text:style-name="P407">d: Investigation d20+1=18 vs DC 14 -&gt; Success</text:p>
      <text:p text:style-name="P408">=&gt; Sunstone shipment in 4 days. Destination: abandoned temple.</text:p>
      <text:p text:style-name="P409">[Thread:Sunstone Shipment|Open]</text:p>
      <text:p text:style-name="P410">[Timer:Shipment Arrives 4]</text:p>
      <text:p text:style-name="P411"/>
      <text:p text:style-name="P412">PC(Kael): "Then we get there first."</text:p>
      <text:p text:style-name="P413"/>
      <text:p text:style-name="P414">[Thread:Baron Holt's Retaliation|Open]</text:p>
      <text:p text:style-name="P415">[Clock:Holt's Search 1/6]</text:p>
      <text:p text:style-name="P416"/>
      <text:p text:style-name="P417">(note: great session. temple prep next week.)</text:p>
      <text:h text:style-name="Heading_20_3" text:outline-level="3"><text:bookmark-start text:name="combat-example-detailed"/>6.6 Combat Example (Detailed)<text:bookmark-end text:name="combat-example-detailed"/></text:h>
      <text:p text:style-name="First_20_paragraph">A full combat encounter showing initiative, multiple participants, and world events:</text:p>
      <text:p text:style-name="Preformatted_20_Text">
<text:span text:style-name="FunctionTok">### S22 *Ambush on the coast road*</text:span>
</text:p>
      <text:p text:style-name="Preformatted_20_Text">
</text:p>
      <text:p text:style-name="Preformatted_20_Text">
<text:span text:style-name="InformationTok">```</text:span>
</text:p>
      <text:p text:style-name="Preformatted_20_Text">
<text:span text:style-name="InformationTok">! Bandits spring from the tree line — four of them, armed</text:span>
</text:p>
      <text:p text:style-name="Preformatted_20_Text">
<text:span text:style-name="InformationTok">[F:Bandit×4|HP 11 each|Close]</text:span>
</text:p>
      <text:p text:style-name="Preformatted_20_Text">
</text:p>
      <text:p text:style-name="Preformatted_20_Text">
<text:span text:style-name="InformationTok">[COMBAT]</text:span>
</text:p>
      <text:p text:style-name="Preformatted_20_Text">
<text:span text:style-name="InformationTok">Initiative: Mira(19), Bandit Leader(17), Kael(14), Bandits(12), Sable(8)</text:span>
</text:p>
      <text:p text:style-name="Preformatted_20_Text">
</text:p>
      <text:p text:style-name="Preformatted_20_Text">
<text:span text:style-name="InformationTok">R1</text:span>
</text:p>
      <text:p text:style-name="Preformatted_20_Text">
<text:span text:style-name="InformationTok">@(Mira) Draw greatsword, charge the leader</text:span>
</text:p>
      <text:p text:style-name="Preformatted_20_Text">
<text:span text:style-name="InformationTok">d: d20+6=21 vs AC 13 -&gt; Hit, 2d6+4=15 dmg</text:span>
</text:p>
      <text:p text:style-name="Preformatted_20_Text">
<text:span text:style-name="InformationTok">=&gt; Devastating opening strike. [F:Bandit Leader|HP 27-15=12]</text:span>
</text:p>
      <text:p text:style-name="Preformatted_20_Text">
</text:p>
      <text:p text:style-name="Preformatted_20_Text">
<text:span text:style-name="InformationTok">@(Bandit Leader) "Kill them! Take the satchel!"</text:span>
</text:p>
      <text:p text:style-name="Preformatted_20_Text">
<text:span text:style-name="InformationTok">d: d20+4=17 vs AC 18 (Mira) -&gt; Miss</text:span>
</text:p>
      <text:p text:style-name="Preformatted_20_Text">
<text:span text:style-name="InformationTok">=&gt; Mira deflects with her bracer.</text:span>
</text:p>
      <text:p text:style-name="Preformatted_20_Text">
</text:p>
      <text:p text:style-name="Preformatted_20_Text">
<text:span text:style-name="InformationTok">@(Kael) Shortbow at the nearest bandit</text:span>
</text:p>
      <text:p text:style-name="Preformatted_20_Text">
<text:span text:style-name="InformationTok">d: d20+7=19 vs AC 12 -&gt; Hit, 1d6+3d6+3=16 dmg</text:span>
</text:p>
      <text:p text:style-name="Preformatted_20_Text">
<text:span text:style-name="InformationTok">=&gt; Drops instantly. [F:Bandit×4→3]</text:span>
</text:p>
      <text:p text:style-name="Preformatted_20_Text">
</text:p>
      <text:p text:style-name="Preformatted_20_Text">
<text:span text:style-name="InformationTok">@(Bandits×2) Rush Sable</text:span>
</text:p>
      <text:p text:style-name="Preformatted_20_Text">
<text:span text:style-name="InformationTok">d: d20+3=15 vs AC 12 -&gt; Hit, 1d6+1=5 dmg</text:span>
</text:p>
      <text:p text:style-name="Preformatted_20_Text">
<text:span text:style-name="InformationTok">d: d20+3=11 vs AC 12 -&gt; Miss</text:span>
</text:p>
      <text:p text:style-name="Preformatted_20_Text">
<text:span text:style-name="InformationTok">=&gt; One blade gets through. [PC:Sable|HP-5]</text:span>
</text:p>
      <text:p text:style-name="Preformatted_20_Text">
</text:p>
      <text:p text:style-name="Preformatted_20_Text">
<text:span text:style-name="InformationTok">@(Sable) 5-foot step back, cast Burning Hands</text:span>
</text:p>
      <text:p text:style-name="Preformatted_20_Text">
<text:span text:style-name="InformationTok">d: DEX saves — Bandit 1: d20+1=8, Bandit 2: d20+1=14 vs DC 14</text:span>
</text:p>
      <text:p text:style-name="Preformatted_20_Text">
<text:span text:style-name="InformationTok">=&gt; 3d6=11 fire dmg. Bandit 1 takes full (dead), Bandit 2 half.</text:span>
</text:p>
      <text:p text:style-name="Preformatted_20_Text">
<text:span text:style-name="InformationTok"><text:s text:c="3"/>[F:Bandit×3→1 (+1 wounded)]</text:span>
</text:p>
      <text:p text:style-name="Preformatted_20_Text">
</text:p>
      <text:p text:style-name="Preformatted_20_Text">
<text:span text:style-name="InformationTok">R2</text:span>
</text:p>
      <text:p text:style-name="Preformatted_20_Text">
<text:span text:style-name="InformationTok">@(Mira) Finish the leader</text:span>
</text:p>
      <text:p text:style-name="Preformatted_20_Text">
<text:span text:style-name="InformationTok">d: d20+6=18 vs AC 13 -&gt; Hit, 2d6+4=11 dmg</text:span>
</text:p>
      <text:p text:style-name="Preformatted_20_Text">
<text:span text:style-name="InformationTok">=&gt; [F:Bandit Leader|HP 0|dead]</text:span>
</text:p>
      <text:p text:style-name="Preformatted_20_Text">
</text:p>
      <text:p text:style-name="Preformatted_20_Text">
<text:span text:style-name="InformationTok">! Last bandit drops his weapon</text:span>
</text:p>
      <text:p text:style-name="Preformatted_20_Text">
<text:span text:style-name="InformationTok">N(Bandit): "I yield! Please!"</text:span>
</text:p>
      <text:p text:style-name="Preformatted_20_Text">
</text:p>
      <text:p text:style-name="Preformatted_20_Text">
<text:span text:style-name="InformationTok">@(Kael) "Who sent you?"</text:span>
</text:p>
      <text:p text:style-name="Preformatted_20_Text">
<text:span text:style-name="InformationTok">(note: Sam wants to intimidate, Alex wants to just tie him up)</text:span>
</text:p>
      <text:p text:style-name="Preformatted_20_Text">
<text:span text:style-name="InformationTok">@(Kael) Tie him up while Mira looms</text:span>
</text:p>
      <text:p text:style-name="Preformatted_20_Text">
<text:span text:style-name="InformationTok">d: Intimidation (Mira, assist) d20+3=17 vs DC 12 -&gt; Success</text:span>
</text:p>
      <text:p text:style-name="Preformatted_20_Text">
<text:span text:style-name="InformationTok">=&gt; He talks. The Baron hired them to intercept the party.</text:span>
</text:p>
      <text:p text:style-name="Preformatted_20_Text">
<text:span text:style-name="InformationTok">[Thread:Baron Holt's Retaliation|confirmed — he knows]</text:span>
</text:p>
      <text:p text:style-name="Preformatted_20_Text">
<text:span text:style-name="InformationTok">[Clock:Holt's Search 3/6]</text:span>
</text:p>
      <text:p text:style-name="Preformatted_20_Text">
<text:span text:style-name="InformationTok">[/COMBAT]</text:span>
</text:p>
      <text:p text:style-name="Preformatted_20_Text">
</text:p>
      <text:p text:style-name="Preformatted_20_Text">
<text:span text:style-name="InformationTok">=&gt; Party takes stock. Sable bandages herself.</text:span>
</text:p>
      <text:p text:style-name="Preformatted_20_Text">
<text:span text:style-name="InformationTok">[PC:Sable|HP-5→HP 13/18]</text:span>
</text:p>
      <text:p text:style-name="Preformatted_20_Text">
<text:span text:style-name="InformationTok">[N:Captured Bandit|terrified|cooperative]</text:span>
</text:p>
      <text:p text:style-name="Preformatted_20_Text">
<text:span text:style-name="InformationTok">```</text:span>
</text:p>
      <text:p text:style-name="Horizontal_20_Line"/>
      <text:h text:style-name="Heading_20_2" text:outline-level="2"><text:bookmark-start text:name="best-practices"/>7. Best Practices<text:bookmark-end text:name="best-practices"/></text:h>
      <text:h text:style-name="Heading_20_3" text:outline-level="3"><text:bookmark-start text:name="good-practices"/>7.1 Good Practices ✔<text:bookmark-end text:name="good-practices"/></text:h>
      <text:p text:style-name="First_20_paragraph"><text:span text:style-name="T1">Do: Attribute actions in multi-character scenes</text:span></text:p>
      <text:p text:style-name="P418">@(Kael) Pick the lock</text:p>
      <text:p text:style-name="P419">@(Sable) Watch the corridor</text:p>
      <text:p text:style-name="First_20_paragraph"><text:span text:style-name="T1">Do: Separate player actions from world events</text:span></text:p>
      <text:p text:style-name="P420">@(Mira) Charge across the bridge</text:p>
      <text:p text:style-name="P421">! The bridge starts to collapse</text:p>
      <text:p text:style-name="First_20_paragraph"><text:span text:style-name="T1">Do: Keep actions and rolls connected</text:span></text:p>
      <text:p text:style-name="P422">@(Kael) Pick the lock</text:p>
      <text:p text:style-name="P423">d: d20+7=19 vs DC 15 -&gt; Success</text:p>
      <text:p text:style-name="P424">=&gt; The door swings open.</text:p>
      <text:p text:style-name="First_20_paragraph"><text:span text:style-name="T1">Do: Use tags for persistent elements</text:span></text:p>
      <text:p text:style-name="P425">[N:Baron Holt|hostile|powerful]</text:p>
      <text:p text:style-name="P426">[L:Safe House|hidden|docks]</text:p>
      <text:p text:style-name="First_20_paragraph"><text:span text:style-name="T1">Do: Record who was absent</text:span></text:p>
      <text:p text:style-name="P427">[Absent] Sam (Mira stays at camp)</text:p>
      <text:p text:style-name="First_20_paragraph"><text:span text:style-name="T1">Do: Prioritize mechanics over prose when falling behind</text:span></text:p>
      <text:p text:style-name="P428">Fast: <text:s text:c="1"/>@(K) lock d:19≥15 S =&gt; open</text:p>
      <text:p text:style-name="P429">Slow: <text:s text:c="1"/>Kael knelt before the ancient lock, his picks glinting...</text:p>
      <text:p text:style-name="First_20_paragraph">The fast version captures the game. The slow version can be written later.</text:p>
      <text:h text:style-name="Heading_20_3" text:outline-level="3"><text:bookmark-start text:name="bad-practices"/>7.2 Bad Practices ✗<text:bookmark-end text:name="bad-practices"/></text:h>
      <text:p text:style-name="First_20_paragraph"><text:span text:style-name="T1">Don’t: Bury mechanics in prose</text:span></text:p>
      <text:p text:style-name="P430">✗ Kael tried to pick the lock and rolled a 19 which beat the DC</text:p>
      <text:p text:style-name="P431"/>
      <text:p text:style-name="P432">✓ @(Kael) Pick the lock</text:p>
      <text:p text:style-name="P433"><text:s text:c="2"/>d: d20+7=19 vs DC 15 -&gt; Success</text:p>
      <text:p text:style-name="First_20_paragraph"><text:span text:style-name="T1">Don’t: Forget attribution in group scenes</text:span></text:p>
      <text:p text:style-name="P434">✗ @ Attack the orc <text:s text:c="3"/>(who?)</text:p>
      <text:p text:style-name="P435"/>
      <text:p text:style-name="P436">✓ @(Mira) Attack the orc</text:p>
      <text:p text:style-name="First_20_paragraph"><text:span text:style-name="T1">Don’t: Use ! for consequences of player actions</text:span></text:p>
      <text:p text:style-name="P437">✗ @(Kael) Kick the door open</text:p>
      <text:p text:style-name="P438"><text:s text:c="2"/>! The door smashes inward</text:p>
      <text:p text:style-name="P439"/>
      <text:p text:style-name="P440">✓ @(Kael) Kick the door open</text:p>
      <text:p text:style-name="P441"><text:s text:c="2"/>=&gt; The door smashes inward</text:p>
      <text:p text:style-name="First_20_paragraph"><text:span text:style-name="T1">Don’t: Try to capture every word of dialogue</text:span></text:p>
      <text:p text:style-name="P442">✗ (Three pages of exact conversation)</text:p>
      <text:p text:style-name="P443"/>
      <text:p text:style-name="P444">✓ PC(Kael): "I don't trust the Baron."</text:p>
      <text:p text:style-name="P445"><text:s text:c="2"/>(note: long argument about whether to go to the dinner)</text:p>
      <text:p text:style-name="P446"><text:s text:c="2"/>=&gt; Party decides to attend, but armed.</text:p>
      <text:p text:style-name="First_20_paragraph"><text:span text:style-name="T1">Don’t: Lose track of who’s where during split party</text:span></text:p>
      <text:p text:style-name="P447">✗ S22 @(Kael) searches the library</text:p>
      <text:p text:style-name="P448"><text:s text:c="2"/>S23 @(Sable) follows the suspect</text:p>
      <text:p text:style-name="P449"><text:s text:c="2"/>(Who is where? When?)</text:p>
      <text:p text:style-name="P450"/>
      <text:p text:style-name="P451">✓ T1-S22 *Kael at the library*</text:p>
      <text:p text:style-name="P452"><text:s text:c="2"/>T2-S22 *Sable tailing the suspect*</text:p>
      <text:p text:style-name="Horizontal_20_Line"/>
      <text:h text:style-name="Heading_20_2" text:outline-level="2"><text:bookmark-start text:name="templates"/>8. Templates<text:bookmark-end text:name="templates"/></text:h>
      <text:h text:style-name="Heading_20_3" text:outline-level="3"><text:bookmark-start text:name="campaign-template-digital"/>8.1 Campaign Template (Digital)<text:bookmark-end text:name="campaign-template-digital"/></text:h>
      <text:p text:style-name="Preformatted_20_Text">
<text:span text:style-name="FunctionTok">title</text:span><text:span text:style-name="KeywordTok">:</text:span>
</text:p>
      <text:p text:style-name="Preformatted_20_Text">
<text:span text:style-name="FunctionTok">ruleset</text:span><text:span text:style-name="KeywordTok">:</text:span>
</text:p>
      <text:p text:style-name="Preformatted_20_Text">
<text:span text:style-name="FunctionTok">genre</text:span><text:span text:style-name="KeywordTok">:</text:span>
</text:p>
      <text:p text:style-name="Preformatted_20_Text">
<text:span text:style-name="FunctionTok">gm</text:span><text:span text:style-name="KeywordTok">:</text:span>
</text:p>
      <text:p text:style-name="Preformatted_20_Text">
<text:span text:style-name="FunctionTok">players</text:span><text:span text:style-name="KeywordTok">:</text:span>
</text:p>
      <text:p text:style-name="Preformatted_20_Text">
<text:span text:style-name="FunctionTok">pcs</text:span><text:span text:style-name="KeywordTok">:</text:span>
</text:p>
      <text:p text:style-name="Preformatted_20_Text">
<text:span text:style-name="FunctionTok">start_date</text:span><text:span text:style-name="KeywordTok">:</text:span>
</text:p>
      <text:p text:style-name="Preformatted_20_Text">
<text:span text:style-name="FunctionTok">last_update</text:span><text:span text:style-name="KeywordTok">:</text:span>
</text:p>
      <text:p text:style-name="Preformatted_20_Text">
<text:span text:style-name="FunctionTok">themes</text:span><text:span text:style-name="KeywordTok">:</text:span>
</text:p>
      <text:p text:style-name="Preformatted_20_Text">
<text:span text:style-name="FunctionTok">tone</text:span><text:span text:style-name="KeywordTok">:</text:span>
</text:p>
      <text:p text:style-name="Preformatted_20_Text">
<text:span text:style-name="FunctionTok">notes</text:span><text:span text:style-name="KeywordTok">:</text:span>
</text:p>
      <text:p text:style-name="P453"># [Campaign Title]</text:p>
      <text:p text:style-name="P454"/>
      <text:p text:style-name="P455">## Session 1</text:p>
      <text:p text:style-name="P456">*Date: | Duration: | Scribe: *</text:p>
      <text:p text:style-name="P457">*Players: *</text:p>
      <text:p text:style-name="P458"/>
      <text:p text:style-name="P459">### S1 *Starting scene*</text:p>
      <text:p text:style-name="P460"/>
      <text:p text:style-name="P461">Your play log here...</text:p>
      <text:h text:style-name="Heading_20_3" text:outline-level="3"><text:bookmark-start text:name="campaign-template-analog"/>8.2 Campaign Template (Analog)<text:bookmark-end text:name="campaign-template-analog"/></text:h>
      <text:p text:style-name="P462">=== Campaign Log: [Title] ===</text:p>
      <text:p text:style-name="P463">[Title]</text:p>
      <text:p text:style-name="P464">[Ruleset]</text:p>
      <text:p text:style-name="P465">[Genre]</text:p>
      <text:p text:style-name="P466">[GM]</text:p>
      <text:p text:style-name="P467">[Players]</text:p>
      <text:p text:style-name="P468">[PCs]</text:p>
      <text:p text:style-name="P469">[Start Date]</text:p>
      <text:p text:style-name="P470">[Last Update]</text:p>
      <text:p text:style-name="P471">[Themes]</text:p>
      <text:p text:style-name="P472">[Tone]</text:p>
      <text:p text:style-name="P473">[Notes]</text:p>
      <text:p text:style-name="P474"/>
      <text:p text:style-name="P475">=== Session 1 ===</text:p>
      <text:p text:style-name="P476">[Date]</text:p>
      <text:p text:style-name="P477">[Duration]</text:p>
      <text:p text:style-name="P478">[Scribe]</text:p>
      <text:p text:style-name="P479">[Players]</text:p>
      <text:p text:style-name="P480"/>
      <text:p text:style-name="P481">S1 *Starting scene*</text:p>
      <text:p text:style-name="P482"/>
      <text:p text:style-name="P483">Your play log here...</text:p>
      <text:h text:style-name="Heading_20_3" text:outline-level="3"><text:bookmark-start text:name="session-template"/>8.3 Session Template<text:bookmark-end text:name="session-template"/></text:h>
      <text:p text:style-name="First_20_paragraph"><text:span text:style-name="T1">Digital:</text:span></text:p>
      <text:p text:style-name="Preformatted_20_Text">
<text:span text:style-name="FunctionTok">## Session X</text:span>
</text:p>
      <text:p text:style-name="Preformatted_20_Text">
<text:span text:style-name="NormalTok">*Date: | Duration: | Scenes: *</text:span>
</text:p>
      <text:p text:style-name="Preformatted_20_Text">
<text:span text:style-name="NormalTok">*Players: *</text:span>
</text:p>
      <text:p text:style-name="Preformatted_20_Text">
<text:span text:style-name="NormalTok">*Scribe: *</text:span>
</text:p>
      <text:p text:style-name="Preformatted_20_Text">
</text:p>
      <text:p text:style-name="Preformatted_20_Text">
<text:span text:style-name="NormalTok">**Recap:**</text:span>
</text:p>
      <text:p text:style-name="Preformatted_20_Text">
</text:p>
      <text:p text:style-name="Preformatted_20_Text">
<text:span text:style-name="NormalTok">**Goals:**</text:span>
</text:p>
      <text:p text:style-name="Preformatted_20_Text">
</text:p>
      <text:p text:style-name="Preformatted_20_Text">
<text:span text:style-name="FunctionTok">### S1 *Scene description*</text:span>
</text:p>
      <text:p text:style-name="Preformatted_20_Text">
</text:p>
      <text:p text:style-name="Preformatted_20_Text">
<text:span text:style-name="NormalTok">...</text:span>
</text:p>
      <text:p text:style-name="Preformatted_20_Text">
</text:p>
      <text:p text:style-name="Preformatted_20_Text">
<text:span text:style-name="FunctionTok">### End of Session X</text:span>
</text:p>
      <text:p text:style-name="Preformatted_20_Text">
</text:p>
      <text:p text:style-name="Preformatted_20_Text">
<text:span text:style-name="InformationTok">```</text:span>
</text:p>
      <text:p text:style-name="Preformatted_20_Text">
<text:span text:style-name="InformationTok">[Advance:Name|Class Level|+gained]</text:span>
</text:p>
      <text:p text:style-name="Preformatted_20_Text">
<text:span text:style-name="InformationTok">[Party:XP+]</text:span>
</text:p>
      <text:p text:style-name="Preformatted_20_Text">
<text:span text:style-name="InformationTok">(hook: )</text:span>
</text:p>
      <text:p text:style-name="Preformatted_20_Text">
<text:span text:style-name="InformationTok">(note: )</text:span>
</text:p>
      <text:p text:style-name="Preformatted_20_Text">
<text:span text:style-name="InformationTok">```</text:span>
</text:p>
      <text:p text:style-name="First_20_paragraph"><text:span text:style-name="T1">Analog:</text:span></text:p>
      <text:p text:style-name="P484">=== Session X ===</text:p>
      <text:p text:style-name="P485">[Date]</text:p>
      <text:p text:style-name="P486">[Duration]</text:p>
      <text:p text:style-name="P487">[Players]</text:p>
      <text:p text:style-name="P488">[Scribe]</text:p>
      <text:p text:style-name="P489">[Absent]</text:p>
      <text:p text:style-name="P490">[Recap]</text:p>
      <text:p text:style-name="P491">[Goals]</text:p>
      <text:p text:style-name="P492"/>
      <text:p text:style-name="P493">S1 *Scene description*</text:p>
      <text:p text:style-name="P494"/>
      <text:p text:style-name="P495">--- End of Session X ---</text:p>
      <text:p text:style-name="P496">[Advance] Name: Class Level (+gained)</text:p>
      <text:p text:style-name="P497">[Party:XP+]</text:p>
      <text:p text:style-name="P498">(hook: )</text:p>
      <text:p text:style-name="P499">(note: )</text:p>
      <text:h text:style-name="Heading_20_3" text:outline-level="3"><text:bookmark-start text:name="quick-scene-template"/>8.4 Quick Scene Template<text:bookmark-end text:name="quick-scene-template"/></text:h>
      <text:p text:style-name="P500">S# *Location, time*</text:p>
      <text:p text:style-name="P501">@(Name) Action</text:p>
      <text:p text:style-name="P502">d: roll -&gt; outcome</text:p>
      <text:p text:style-name="P503">=&gt; What happens</text:p>
      <text:p text:style-name="P504"/>
      <text:p text:style-name="P505">! World event</text:p>
      <text:p text:style-name="P506">=&gt; Consequence</text:p>
      <text:h text:style-name="Heading_20_3" text:outline-level="3"><text:bookmark-start text:name="combat-template"/>8.5 Combat Template<text:bookmark-end text:name="combat-template"/></text:h>
      <text:p text:style-name="P507">[COMBAT]</text:p>
      <text:p text:style-name="P508">Initiative: Name(X), Name(X), Name(X)</text:p>
      <text:p text:style-name="P509"/>
      <text:p text:style-name="P510">R1</text:p>
      <text:p text:style-name="P511">@(Name) Action</text:p>
      <text:p text:style-name="P512">d: roll -&gt; outcome</text:p>
      <text:p text:style-name="P513">=&gt; [F:Enemy|effect]</text:p>
      <text:p text:style-name="P514"/>
      <text:p text:style-name="P515">@(Enemy) Action</text:p>
      <text:p text:style-name="P516">d: roll -&gt; outcome</text:p>
      <text:p text:style-name="P517">=&gt; [PC:Name|effect]</text:p>
      <text:p text:style-name="P518"/>
      <text:p text:style-name="P519">R2</text:p>
      <text:p text:style-name="P520">...</text:p>
      <text:p text:style-name="P521">[/COMBAT]</text:p>
      <text:p text:style-name="Horizontal_20_Line"/>
      <text:h text:style-name="Heading_20_2" text:outline-level="2"><text:bookmark-start text:name="adapting-to-your-system"/>9. Adapting to Your System<text:bookmark-end text:name="adapting-to-your-system"/></text:h>
      <text:p text:style-name="First_20_paragraph">The core symbols work with any TTRPG. Only the resolution details change based on your system.</text:p>
      <text:h text:style-name="Heading_20_3" text:outline-level="3"><text:bookmark-start text:name="system-specific-roll-notation"/>9.1 System-Specific Roll Notation<text:bookmark-end text:name="system-specific-roll-notation"/></text:h>
      <text:h text:style-name="Heading_20_4" text:outline-level="4"><text:bookmark-start text:name="powered-by-the-apocalypse-pbta"/>Powered by the Apocalypse (PbtA)<text:bookmark-end text:name="powered-by-the-apocalypse-pbta"/></text:h>
      <text:p text:style-name="P522">@(Kael) Read a Tense Situation</text:p>
      <text:p text:style-name="P523">d: 2d6+Sharp=9 -&gt; Strong Hit (10+)</text:p>
      <text:p text:style-name="P524">d: 2d6+Cool=7 -&gt; Weak Hit (7-9)</text:p>
      <text:p text:style-name="P525">d: 2d6+Hot=4 -&gt; Miss (6-)</text:p>
      <text:h text:style-name="Heading_20_4" text:outline-level="4"><text:bookmark-start text:name="forged-in-the-dark-fitd"/>Forged in the Dark (FitD)<text:bookmark-end text:name="forged-in-the-dark-fitd"/></text:h>
      <text:p text:style-name="P526">@(Kael) Prowl past the Bluecoats</text:p>
      <text:p text:style-name="P527">d: 3d6=5,4,2 (take highest=5) -&gt; Partial Success (4-5)</text:p>
      <text:p text:style-name="P528">d: 4d6=6,6,4,1 (two 6s) -&gt; Critical</text:p>
      <text:h text:style-name="Heading_20_4" text:outline-level="4"><text:bookmark-start text:name="dd-d20-systems"/>D&amp;D / d20 Systems<text:bookmark-end text:name="dd-d20-systems"/></text:h>
      <text:p text:style-name="P529">@(Mira) Attack the ogre</text:p>
      <text:p text:style-name="P530">d: d20+6=21 vs AC 16 -&gt; Hit, 1d12+4=13 dmg</text:p>
      <text:p text:style-name="P531"/>
      <text:p text:style-name="P532">! Ogre attacks Kael</text:p>
      <text:p text:style-name="P533">d: d20+6=18 vs AC 15 (Kael) -&gt; Hit, 2d8+4=14 dmg</text:p>
      <text:h text:style-name="Heading_20_4" text:outline-level="4"><text:bookmark-start text:name="year-zero-engine-forbidden-lands-alien-etc."/>Year Zero Engine (Forbidden Lands, Alien, etc.)<text:bookmark-end text:name="year-zero-engine-forbidden-lands-alien-etc."/></text:h>
      <text:p text:style-name="P534">@(Kael) Sneak past the guards</text:p>
      <text:p text:style-name="P535">d: 4 Base + 2 Skill = 3,5,6,1,4,6 -&gt; 2 successes (6s)</text:p>
      <text:p text:style-name="P536">=&gt; [PC:Kael|Gear -1 (rolled 1)]</text:p>
      <text:h text:style-name="Heading_20_4" text:outline-level="4"><text:bookmark-start text:name="fate-fudge"/>Fate / Fudge<text:bookmark-end text:name="fate-fudge"/></text:h>
      <text:p text:style-name="P537">@(Sable) Create Advantage: Distracting Illusion</text:p>
      <text:p text:style-name="P538">d: 4dF=+2 (++0-) +Deceive(3) = +5 vs passive +2 -&gt; Success with Style</text:p>
      <text:p text:style-name="P539">=&gt; Free invoke on "Mesmerized Guards" aspect</text:p>
      <text:h text:style-name="Heading_20_4" text:outline-level="4"><text:bookmark-start text:name="call-of-cthulhu-brp"/>Call of Cthulhu / BRP<text:bookmark-end text:name="call-of-cthulhu-brp"/></text:h>
      <text:p text:style-name="P540">@(Kael) Spot Hidden</text:p>
      <text:p text:style-name="P541">d: d100=34 vs Skill 55 -&gt; Regular Success</text:p>
      <text:p text:style-name="P542">d: d100=08 vs Skill 55 -&gt; Extreme Success</text:p>
      <text:p text:style-name="P543">d: d100=72 vs Skill 55 -&gt; Fail</text:p>
      <text:h text:style-name="Heading_20_3" text:outline-level="3"><text:bookmark-start text:name="handling-edge-cases"/>9.2 Handling Edge Cases<text:bookmark-end text:name="handling-edge-cases"/></text:h>
      <text:h text:style-name="Heading_20_4" text:outline-level="4"><text:bookmark-start text:name="advantage-disadvantage"/>Advantage / Disadvantage<text:bookmark-end text:name="advantage-disadvantage"/></text:h>
      <text:p text:style-name="P544">@(Kael) Attack with advantage (flanking)</text:p>
      <text:p text:style-name="P545">d: 2d20=17,8 (take higher=17) vs AC 14 -&gt; Hit</text:p>
      <text:h text:style-name="Heading_20_4" text:outline-level="4"><text:bookmark-start text:name="group-checks"/>Group Checks<text:bookmark-end text:name="group-checks"/></text:h>
      <text:p text:style-name="P546">! The party tries to sneak through the camp</text:p>
      <text:p text:style-name="P547">d(Kael): Stealth d20+7=21 -&gt; S</text:p>
      <text:p text:style-name="P548">d(Sable): Stealth d20+0=8 -&gt; F</text:p>
      <text:p text:style-name="P549">d(Mira): Stealth d20-1=6 -&gt; F</text:p>
      <text:p text:style-name="P550">=&gt; Group check: 1/3 succeed -&gt; Fail. They're spotted.</text:p>
      <text:h text:style-name="Heading_20_4" text:outline-level="4"><text:bookmark-start text:name="reactions-and-interrupts"/>Reactions and Interrupts<text:bookmark-end text:name="reactions-and-interrupts"/></text:h>
      <text:p text:style-name="P551">@(Bandit) Fires crossbow at Sable</text:p>
      <text:p text:style-name="P552">@(Mira) [Reaction] Shield — step in front</text:p>
      <text:p text:style-name="P553">d: — (no roll, class feature) -&gt; Sable takes no damage</text:p>
      <text:p text:style-name="P554">=&gt; Bolt glances off Mira's shield. [PC:Mira|reaction used]</text:p>
      <text:h text:style-name="Heading_20_4" text:outline-level="4"><text:bookmark-start text:name="concentration-and-sustained-effects"/>Concentration and Sustained Effects<text:bookmark-end text:name="concentration-and-sustained-effects"/></text:h>
      <text:p text:style-name="P555">@(Sable) Maintain concentration on Hold Person</text:p>
      <text:p text:style-name="P556">d: CON save d20+1=14 vs DC 10 (damage taken) -&gt; Success</text:p>
      <text:p text:style-name="P557">=&gt; Spell holds. The bandit is still frozen.</text:p>
      <text:p text:style-name="Horizontal_20_Line"/>
      <text:h text:style-name="Heading_20_2" text:outline-level="2"><text:bookmark-start text:name="appendices"/>Appendices<text:bookmark-end text:name="appendices"/></text:h>
      <text:h text:style-name="Heading_20_3" text:outline-level="3"><text:bookmark-start text:name="a.-symbol-reference"/>A. Symbol Reference<text:bookmark-end text:name="a.-symbol-reference"/></text:h>
      <text:h text:style-name="Heading_20_4" text:outline-level="4"><text:bookmark-start text:name="a.1-core-symbols"/>A.1 Core Symbols<text:bookmark-end text:name="a.1-core-symbols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Symbol</text:p>
            </table:table-cell>
            <table:table-cell table:style-name="TableHeaderRowCell" office:value-type="string">
              <text:p text:style-name="Table_20_Heading">Meaning</text:p>
            </table:table-cell>
            <table:table-cell table:style-name="TableHeaderRowCell" office:value-type="string">
              <text:p text:style-name="Table_20_Heading">Exampl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@</text:span> / <text:span text:style-name="Source_Text">@(Name)</text:span></text:p>
          </table:table-cell>
          <table:table-cell table:style-name="TableRowCell" office:value-type="string">
            <text:p text:style-name="Table_20_Contents">Player character action</text:p>
          </table:table-cell>
          <table:table-cell table:style-name="TableRowCell" office:value-type="string">
            <text:p text:style-name="Table_20_Contents"><text:span text:style-name="Source_Text">@(Kael) Pick the lock</text:span></text:p>
          </table:table-cell>
        </table:table-row>
        <table:table-row>
          <table:table-cell table:style-name="TableRowCell" office:value-type="string">
            <text:p text:style-name="Table_20_Contents"><text:span text:style-name="Source_Text">@(A &gt; B)</text:span></text:p>
          </table:table-cell>
          <table:table-cell table:style-name="TableRowCell" office:value-type="string">
            <text:p text:style-name="Table_20_Contents">Collaborative action (Lead &gt; Assist)</text:p>
          </table:table-cell>
          <table:table-cell table:style-name="TableRowCell" office:value-type="string">
            <text:p text:style-name="Table_20_Contents"><text:span text:style-name="Source_Text">@(Mira &gt; Kael) Assist</text:span></text:p>
          </table:table-cell>
        </table:table-row>
        <table:table-row>
          <table:table-cell table:style-name="TableRowCell" office:value-type="string">
            <text:p text:style-name="Table_20_Contents"><text:span text:style-name="Source_Text">!</text:span></text:p>
          </table:table-cell>
          <table:table-cell table:style-name="TableRowCell" office:value-type="string">
            <text:p text:style-name="Table_20_Contents">GM / world event</text:p>
          </table:table-cell>
          <table:table-cell table:style-name="TableRowCell" office:value-type="string">
            <text:p text:style-name="Table_20_Contents"><text:span text:style-name="Source_Text">! The ceiling collapses</text:span></text:p>
          </table:table-cell>
        </table:table-row>
        <table:table-row>
          <table:table-cell table:style-name="TableRowCell" office:value-type="string">
            <text:p text:style-name="Table_20_Contents"><text:span text:style-name="Source_Text">d:</text:span></text:p>
          </table:table-cell>
          <table:table-cell table:style-name="TableRowCell" office:value-type="string">
            <text:p text:style-name="Table_20_Contents">Mechanics roll/result</text:p>
          </table:table-cell>
          <table:table-cell table:style-name="TableRowCell" office:value-type="string">
            <text:p text:style-name="Table_20_Contents"><text:span text:style-name="Source_Text">d: d20+5=18 vs DC 15 -&gt; Hit</text:span></text:p>
          </table:table-cell>
        </table:table-row>
        <table:table-row>
          <table:table-cell table:style-name="TableRowCell" office:value-type="string">
            <text:p text:style-name="Table_20_Contents"><text:span text:style-name="Source_Text">-&gt;</text:span></text:p>
          </table:table-cell>
          <table:table-cell table:style-name="TableRowCell" office:value-type="string">
            <text:p text:style-name="Table_20_Contents">Resolution outcome</text:p>
          </table:table-cell>
          <table:table-cell table:style-name="TableRowCell" office:value-type="string">
            <text:p text:style-name="Table_20_Contents"><text:span text:style-name="Source_Text">-&gt; Success</text:span></text:p>
          </table:table-cell>
        </table:table-row>
        <table:table-row>
          <table:table-cell table:style-name="TableRowCell" office:value-type="string">
            <text:p text:style-name="Table_20_Contents"><text:span text:style-name="Source_Text">=&gt;</text:span></text:p>
          </table:table-cell>
          <table:table-cell table:style-name="TableRowCell" office:value-type="string">
            <text:p text:style-name="Table_20_Contents">Consequence</text:p>
          </table:table-cell>
          <table:table-cell table:style-name="TableRowCell" office:value-type="string">
            <text:p text:style-name="Table_20_Contents"><text:span text:style-name="Source_Text">=&gt; The door opens quietly</text:span></text:p>
          </table:table-cell>
        </table:table-row>
      </table:table>
      <text:h text:style-name="Heading_20_4" text:outline-level="4"><text:bookmark-start text:name="a.2-comparison-operators"/>A.2 Comparison Operators<text:bookmark-end text:name="a.2-comparison-operators"/></text:h>
      <text:list text:style-name="L16">
        <text:list-item>
          <text:p text:style-name="P558"><text:span text:style-name="Source_Text">≥</text:span> or <text:span text:style-name="Source_Text">&gt;=</text:span> — Meets/beats target</text:p>
        </text:list-item>
        <text:list-item>
          <text:p text:style-name="P558"><text:span text:style-name="Source_Text">≤</text:span> or <text:span text:style-name="Source_Text">&lt;=</text:span> — Fails to meet target</text:p>
        </text:list-item>
        <text:list-item>
          <text:p text:style-name="P558"><text:span text:style-name="Source_Text">vs</text:span> — Explicit comparison</text:p>
        </text:list-item>
        <text:list-item>
          <text:p text:style-name="P558"><text:span text:style-name="Source_Text">S</text:span> — Success flag</text:p>
        </text:list-item>
        <text:list-item>
          <text:p text:style-name="P558"><text:span text:style-name="Source_Text">F</text:span> — Fail flag</text:p>
        </text:list-item>
      </text:list>
      <text:h text:style-name="Heading_20_4" text:outline-level="4"><text:bookmark-start text:name="a.3-tracking-tags"/>A.3 Tracking Tags<text:bookmark-end text:name="a.3-tracking-tags"/></text:h>
      <text:list text:style-name="L17">
        <text:list-item>
          <text:p text:style-name="P559"><text:span text:style-name="Source_Text">[N:Name|tags]</text:span> — NPC (first mention)</text:p>
        </text:list-item>
        <text:list-item>
          <text:p text:style-name="P559"><text:span text:style-name="Source_Text">[N:Name|cat:tag,tag]</text:span> — NPC with categorized tags</text:p>
        </text:list-item>
        <text:list-item>
          <text:p text:style-name="P559"><text:span text:style-name="Source_Text">[#N:Name]</text:span> — NPC (reference)</text:p>
        </text:list-item>
        <text:list-item>
          <text:p text:style-name="P559"><text:span text:style-name="Source_Text">[L:Name|tags]</text:span> — Location</text:p>
        </text:list-item>
        <text:list-item>
          <text:p text:style-name="P559"><text:span text:style-name="Source_Text">[E:Name X/Y]</text:span> — Event/Clock</text:p>
        </text:list-item>
        <text:list-item>
          <text:p text:style-name="P559"><text:span text:style-name="Source_Text">[Thread:Name|state]</text:span> — Story thread</text:p>
        </text:list-item>
        <text:list-item>
          <text:p text:style-name="P559"><text:span text:style-name="Source_Text">[Goal:Name|state]</text:span> — Shared objective</text:p>
        </text:list-item>
        <text:list-item>
          <text:p text:style-name="P559"><text:span text:style-name="Source_Text">[Quest:Name|state]</text:span> — Major milestone</text:p>
        </text:list-item>
        <text:list-item>
          <text:p text:style-name="P559"><text:span text:style-name="Source_Text">[Loot:Name|tags]</text:span> — Unassigned party item</text:p>
        </text:list-item>
        <text:list-item>
          <text:p text:style-name="P559"><text:span text:style-name="Source_Text">[PC:Name|stats]</text:span> — Player character</text:p>
        </text:list-item>
        <text:list-item>
          <text:p text:style-name="P559"><text:span text:style-name="Source_Text">[Party:resources]</text:span> — Party-level tracking</text:p>
        </text:list-item>
        <text:list-item>
          <text:p text:style-name="P559"><text:span text:style-name="Source_Text">[Faction:Name|tier:X|standing:Y]</text:span> — Faction (power and relationship)</text:p>
        </text:list-item>
        <text:list-item>
          <text:p text:style-name="P559"><text:span text:style-name="Source_Text">[Advance:Name|Class Level|+gained]</text:span> — Character advancement event</text:p>
        </text:list-item>
        <text:list-item>
          <text:p text:style-name="P559"><text:span text:style-name="Source_Text">[F:Enemy|stats]</text:span> — Foe in combat</text:p>
        </text:list-item>
        <text:list-item>
          <text:p text:style-name="P559"><text:span text:style-name="Source_Text">[N:Name | tag | tag ]</text:span> — Multi-line tag structure</text:p>
        </text:list-item>
      </text:list>
      <text:h text:style-name="Heading_20_4" text:outline-level="4"><text:bookmark-start text:name="a.4-progress-tracking"/>A.4 Progress Tracking<text:bookmark-end text:name="a.4-progress-tracking"/></text:h>
      <text:list text:style-name="L18">
        <text:list-item>
          <text:p text:style-name="P560"><text:span text:style-name="Source_Text">[Clock:Name X/Y]</text:span> — Clock (fills up, usually a threat)</text:p>
        </text:list-item>
        <text:list-item>
          <text:p text:style-name="P560"><text:span text:style-name="Source_Text">[Track:Name X/Y]</text:span> — Progress track (fills up, usually a goal)</text:p>
        </text:list-item>
        <text:list-item>
          <text:p text:style-name="P560"><text:span text:style-name="Source_Text">[Timer:Name X]</text:span> — Countdown (reaches zero, time’s up)</text:p>
        </text:list-item>
      </text:list>
      <text:h text:style-name="Heading_20_4" text:outline-level="4"><text:bookmark-start text:name="a.5-random-generation"/>A.5 Random Generation<text:bookmark-end text:name="a.5-random-generation"/></text:h>
      <text:list text:style-name="L19">
        <text:list-item>
          <text:p text:style-name="P561"><text:span text:style-name="Source_Text">tbl: roll -&gt; result</text:span> — Simple table lookup</text:p>
        </text:list-item>
        <text:list-item>
          <text:p text:style-name="P561"><text:span text:style-name="Source_Text">tbl: Name [A, B, C]</text:span> — Filtered option set</text:p>
        </text:list-item>
        <text:list-item>
          <text:p text:style-name="P561"><text:span text:style-name="Source_Text">tbl: Name (d#) \n 1: Res</text:span> — Inline table definition</text:p>
        </text:list-item>
        <text:list-item>
          <text:p text:style-name="P561"><text:span text:style-name="Source_Text">gen: system -&gt; result</text:span> — Complex generator</text:p>
        </text:list-item>
        <text:list-item>
          <text:p text:style-name="P561"><text:span text:style-name="Source_Text">gen: Name \n Axis: res</text:span> — Multi-line result block</text:p>
        </text:list-item>
      </text:list>
      <text:h text:style-name="Heading_20_4" text:outline-level="4"><text:bookmark-start text:name="a.6-structure"/>A.6 Structure<text:bookmark-end text:name="a.6-structure"/></text:h>
      <text:list text:style-name="L20">
        <text:list-item>
          <text:p text:style-name="P562"><text:span text:style-name="Source_Text">S#</text:span> — Scene number</text:p>
        </text:list-item>
        <text:list-item>
          <text:p text:style-name="P562"><text:span text:style-name="Source_Text">S#a</text:span> — Flashback scene</text:p>
        </text:list-item>
        <text:list-item>
          <text:p text:style-name="P562"><text:span text:style-name="Source_Text">T#-S#</text:span> — Thread-specific scene (split party)</text:p>
        </text:list-item>
        <text:list-item>
          <text:p text:style-name="P562"><text:span text:style-name="Source_Text">S#.#</text:span> — Montage / time cut</text:p>
        </text:list-item>
      </text:list>
      <text:h text:style-name="Heading_20_4" text:outline-level="4"><text:bookmark-start text:name="a.7-narrative"/>A.7 Narrative<text:bookmark-end text:name="a.7-narrative"/></text:h>
      <text:list text:style-name="L21">
        <text:list-item>
          <text:p text:style-name="P563">Inline: <text:span text:style-name="Source_Text">=&gt; Prose here</text:span></text:p>
        </text:list-item>
        <text:list-item>
          <text:p text:style-name="P563">PC dialogue: <text:span text:style-name="Source_Text">PC(Name): "Speech"</text:span></text:p>
        </text:list-item>
        <text:list-item>
          <text:p text:style-name="P563">NPC dialogue: <text:span text:style-name="Source_Text">N(Name): "Speech"</text:span></text:p>
        </text:list-item>
        <text:list-item>
          <text:p text:style-name="P563">Block: <text:span text:style-name="Source_Text">\--- text ---\</text:span></text:p>
        </text:list-item>
      </text:list>
      <text:h text:style-name="Heading_20_4" text:outline-level="4"><text:bookmark-start text:name="a.8-meta"/>A.8 Meta<text:bookmark-end text:name="a.8-meta"/></text:h>
      <text:list text:style-name="L22">
        <text:list-item>
          <text:p text:style-name="P564"><text:span text:style-name="Source_Text">(note: ...)</text:span> — Out-of-character commentary</text:p>
        </text:list-item>
        <text:list-item>
          <text:p text:style-name="P564"><text:span text:style-name="Source_Text">(rule: ...)</text:span> — GM Ruling / House Rule</text:p>
        </text:list-item>
        <text:list-item>
          <text:p text:style-name="P564"><text:span text:style-name="Source_Text">(post: ...)</text:span> — Post-session reconstruction marker</text:p>
        </text:list-item>
        <text:list-item>
          <text:p text:style-name="P564"><text:span text:style-name="Source_Text">(hook: ...)</text:span> — Next session hook (used in Session End)</text:p>
        </text:list-item>
        <text:list-item>
          <text:p text:style-name="P564"><text:span text:style-name="Source_Text">[OOC: ...]</text:span> — Table-level Status (Safety, Breaks, AFK)</text:p>
        </text:list-item>
      </text:list>
      <text:h text:style-name="Heading_20_4" text:outline-level="4"><text:bookmark-start text:name="a.9-combat"/>A.9 Combat<text:bookmark-end text:name="a.9-combat"/></text:h>
      <text:list text:style-name="L23">
        <text:list-item>
          <text:p text:style-name="P565"><text:span text:style-name="Source_Text">[COMBAT]</text:span> / <text:span text:style-name="Source_Text">[/COMBAT]</text:span> — Combat block markers</text:p>
        </text:list-item>
        <text:list-item>
          <text:p text:style-name="P565"><text:span text:style-name="Source_Text">R1</text:span>, <text:span text:style-name="Source_Text">R2</text:span> — Round markers</text:p>
        </text:list-item>
        <text:list-item>
          <text:p text:style-name="P565"><text:span text:style-name="Source_Text">@(NPC)</text:span> — Enemy turn within combat</text:p>
        </text:list-item>
        <text:list-item>
          <text:p text:style-name="P565"><text:span text:style-name="Source_Text">[F:Enemy|stats]</text:span> — Foe tracking</text:p>
        </text:list-item>
      </text:list>
      <text:h text:style-name="Heading_20_3" text:outline-level="3"><text:bookmark-start text:name="b.-oracle-notation-for-gm-less-play"/>B. Oracle Notation for GM-less Play<text:bookmark-end text:name="b.-oracle-notation-for-gm-less-play"/></text:h>
      <text:p text:style-name="First_20_paragraph">Some group RPGs operate without a traditional GM. Games like Ironsworn in co-op mode, Fiasco, The Quiet Year, or any game using an oracle (such as Mythic GME) with multiple players share narrative authority instead of assigning it to one person.</text:p>
      <text:p text:style-name="Text_20_body">In these contexts, the <text:span text:style-name="Source_Text">!</text:span> symbol is not used — there is no GM to push events. Instead, the world speaks through oracles, and any player can ask.</text:p>
      <text:h text:style-name="Heading_20_4" text:outline-level="4"><text:bookmark-start text:name="b.1-oracle-questions"/>B.1 Oracle Questions<text:bookmark-end text:name="b.1-oracle-questions"/></text:h>
      <text:p text:style-name="First_20_paragraph">Use <text:span text:style-name="Source_Text">?</text:span> when a player asks the game world a question:</text:p>
      <text:p text:style-name="P566">? Is anyone guarding the bridge?</text:p>
      <text:p text:style-name="P567">-&gt; Yes, but... (d6=4)</text:p>
      <text:p text:style-name="P568">=&gt; Guards are present, but distracted by an argument.</text:p>
      <text:p text:style-name="First_20_paragraph">The <text:span text:style-name="Source_Text">-&gt;</text:span> symbol resumes its dual role from solo play: it resolves both mechanics (dice outcomes) and oracle answers (world questions).</text:p>
      <text:h text:style-name="Heading_20_4" text:outline-level="4"><text:bookmark-start text:name="b.2-oracle-formats"/>B.2 Oracle Formats<text:bookmark-end text:name="b.2-oracle-formats"/></text:h>
      <text:list text:style-name="L24">
        <text:list-item>
          <text:p text:style-name="P569"><text:span text:style-name="T1">Yes/No:</text:span> <text:span text:style-name="Source_Text">-&gt; Yes</text:span>, <text:span text:style-name="Source_Text">-&gt; No</text:span></text:p>
        </text:list-item>
        <text:list-item>
          <text:p text:style-name="P569"><text:span text:style-name="T1">With modifiers:</text:span> <text:span text:style-name="Source_Text">-&gt; Yes, but...</text:span>, <text:span text:style-name="Source_Text">-&gt; No, and...</text:span></text:p>
        </text:list-item>
        <text:list-item>
          <text:p text:style-name="P569"><text:span text:style-name="T1">Degree results:</text:span> <text:span text:style-name="Source_Text">-&gt; Strong yes</text:span>, <text:span text:style-name="Source_Text">-&gt; Weak no</text:span></text:p>
        </text:list-item>
        <text:list-item>
          <text:p text:style-name="P569"><text:span text:style-name="T1">Custom:</text:span> <text:span text:style-name="Source_Text">-&gt; Partially</text:span>, <text:span text:style-name="Source_Text">-&gt; With a cost</text:span></text:p>
        </text:list-item>
      </text:list>
      <text:h text:style-name="Heading_20_4" text:outline-level="4"><text:bookmark-start text:name="b.3-combining-oracle-and-attributed-actions"/>B.3 Combining Oracle and Attributed Actions<text:bookmark-end text:name="b.3-combining-oracle-and-attributed-actions"/></text:h>
      <text:p text:style-name="P570">@(Kael) Sneak past the camp</text:p>
      <text:p text:style-name="P571">d: Stealth 2d6+Shadow=8 -&gt; Weak Hit (Ironsworn)</text:p>
      <text:p text:style-name="P572">=&gt; I pass through, but something notices me.</text:p>
      <text:p text:style-name="P573"/>
      <text:p text:style-name="P574">?(Sable asks) What noticed him?</text:p>
      <text:p text:style-name="P575">tbl: Oracle d100=67 -&gt; "A creature, hostile"</text:p>
      <text:p text:style-name="P576">=&gt; A wolf, half-starved, blocking the path ahead.</text:p>
      <text:p text:style-name="First_20_paragraph">When multiple players share oracle duties, optionally attribute who asked:</text:p>
      <text:p text:style-name="P577">?(Sable) Is the ruin inhabited?</text:p>
      <text:p text:style-name="P578">?(Kael) What do we find inside?</text:p>
      <text:h text:style-name="Heading_20_4" text:outline-level="4"><text:bookmark-start text:name="b.4-when-to-use-this-appendix"/>B.4 When to Use This Appendix<text:bookmark-end text:name="b.4-when-to-use-this-appendix"/></text:h>
      <text:p text:style-name="First_20_paragraph">Use oracle notation when:</text:p>
      <text:list text:style-name="L25">
        <text:list-item>
          <text:p text:style-name="P579">Playing a GM-less RPG (Ironsworn co-op, Fiasco, The Quiet Year, etc.)</text:p>
        </text:list-item>
        <text:list-item>
          <text:p text:style-name="P579">Using a GM emulator (Mythic GME, CRGE, MUNE) with a group</text:p>
        </text:list-item>
        <text:list-item>
          <text:p text:style-name="P579">Any session where no single player has narrative authority</text:p>
        </text:list-item>
      </text:list>
      <text:p text:style-name="First_20_paragraph">Do <text:span text:style-name="T1">not</text:span> mix <text:span text:style-name="Source_Text">!</text:span> and <text:span text:style-name="Source_Text">?</text:span> in the same session. If you have a GM, use <text:span text:style-name="Source_Text">!</text:span>. If you don’t, use <text:span text:style-name="Source_Text">?</text:span>. Mixing them creates ambiguity about who has narrative authority.</text:p>
      <text:h text:style-name="Heading_20_3" text:outline-level="3"><text:bookmark-start text:name="c.-symbol-design-philosophy"/>C. Symbol Design Philosophy<text:bookmark-end text:name="c.-symbol-design-philosophy"/></text:h>
      <text:p text:style-name="First_20_paragraph">Partylog’s symbols were chosen for specific reasons:</text:p>
      <text:list text:style-name="L26">
        <text:list-item>
          <text:p text:style-name="P580"><text:span text:style-name="Source_Text">@</text:span><text:span text:style-name="T1"> (Action)</text:span>: Represents the actor. In group play, <text:span text:style-name="Source_Text">@(Name)</text:span> attributes the action. Visually distinct from markdown operators.</text:p>
        </text:list-item>
        <text:list-item>
          <text:p text:style-name="P580"><text:span text:style-name="Source_Text">!</text:span><text:span text:style-name="T1"> (World Event)</text:span>: The exclamation mark carries urgency — something is happening <text:span text:style-name="T2">to</text:span> the party. It mirrors GM energy: declarative, external, not requested. This replaces the solo <text:span text:style-name="Source_Text">?</text:span> (oracle question) as a core symbol because in group play, the world doesn’t wait to be asked. It acts.</text:p>
        </text:list-item>
        <text:list-item>
          <text:p text:style-name="P580"><text:span text:style-name="Source_Text">d:</text:span><text:span text:style-name="T1"> (Dice/Resolution)</text:span>: Clear abbreviation for dice rolls and mechanics. Optionally attributed with <text:span text:style-name="Source_Text">d(Name):</text:span>.</text:p>
        </text:list-item>
        <text:list-item>
          <text:p text:style-name="P580"><text:span text:style-name="Source_Text">-&gt;</text:span><text:span text:style-name="T1"> (Resolution)</text:span>: Arrow showing “this leads to outcome.” In standard group play, it resolves dice mechanics. In GM-less play (Appendix B), it also resolves oracle answers.</text:p>
        </text:list-item>
        <text:list-item>
          <text:p text:style-name="P580"><text:span text:style-name="Source_Text">=&gt;</text:span><text:span text:style-name="T1"> (Consequence)</text:span>: Double arrow showing cascading effects. Always represents what happens <text:span text:style-name="T2">as a result</text:span> of actions, events, and rolls.</text:p>
        </text:list-item>
      </text:list>
      <text:p text:style-name="First_20_paragraph"><text:span text:style-name="T1">Markdown Compatibility</text:span>: All symbols work cleanly in code blocks and don’t conflict with markdown formatting. Always wrap notation in code blocks when using digital markdown.</text:p>
      <text:p text:style-name="Text_20_body"><text:span text:style-name="T1">The </text:span><text:span text:style-name="Source_Text">!</text:span><text:span text:style-name="T1"> / </text:span><text:span text:style-name="Source_Text">?</text:span><text:span text:style-name="T1"> distinction</text:span>: This is the fundamental design choice that separates Partylog from solo notation. In solo play, the world only speaks when asked (<text:span text:style-name="Source_Text">?</text:span>). In group play, the world speaks when the GM decides (<text:span text:style-name="Source_Text">!</text:span>). These represent opposite models of narrative authority — pull vs. push — and using distinct symbols makes the model explicit.</text:p>
      <text:p text:style-name="Horizontal_20_Line"/>
      <text:h text:style-name="Heading_20_2" text:outline-level="2"><text:bookmark-start text:name="credits-license"/>Credits &amp; License<text:bookmark-end text:name="credits-license"/></text:h>
      <text:p text:style-name="First_20_paragraph">© 2025-2026 Roberto Bisceglie</text:p>
      <text:p text:style-name="Text_20_body">Partylog is forked from <text:span text:style-name="T1">Lonelog</text:span> v1.0.0 by Roberto Bisceglie. It shares Lonelog’s core philosophy, tag system, and structural conventions, adapted for group TTRPG play.</text:p>
      <text:p text:style-name="Text_20_body"><text:span text:style-name="T1">Version History:</text:span></text:p>
      <text:list text:style-name="L27">
        <text:list-item>
          <text:p text:style-name="P581">v 1.0.0: Public launch</text:p>
        </text:list-item>
        <text:list-item>
          <text:p text:style-name="P581">v 0.5.0: Added Safety Tool Protocol (§4.5), Logical Tag Flow recommendation (§4.1), and clarified the Scribe’s role as a diegetic observer (§1.5).</text:p>
        </text:list-item>
        <text:list-item>
          <text:p text:style-name="P581">v 0.4.0: Added Faction tracking (<text:span text:style-name="Source_Text">[Faction:]</text:span>), PC advancement events (<text:span text:style-name="Source_Text">[Advance:]</text:span>), Session End structure (§5.4), Interlude blocks (§5.5), and <text:span text:style-name="Source_Text">(post:)</text:span> / <text:span text:style-name="Source_Text">(hook:)</text:span> meta notes. Fixed section 4.1 numbering.</text:p>
        </text:list-item>
        <text:list-item>
          <text:p text:style-name="P581">v 0.3.0: Added “Group Dynamic” extensions: Collaborative Actions (<text:span text:style-name="Source_Text">&gt;</text:span>), Loot tracking, Goals/Quests, and formalized Rulings (<text:span text:style-name="Source_Text">rule:</text:span>) / OOC status.</text:p>
        </text:list-item>
        <text:list-item>
          <text:p text:style-name="P581">v 0.2.0: Added Roll Context, Tag Categories, Multi-Line Tags, and expanded Random Table support (imported from Lonelog v1.3.0)</text:p>
        </text:list-item>
        <text:list-item>
          <text:p text:style-name="P581">v 0.1.0: Initial draft, forked from Lonelog v1.0.0</text:p>
        </text:list-item>
      </text:list>
      <text:p text:style-name="First_20_paragraph">This work is licensed under the <text:span text:style-name="T1">Creative Commons Attribution-ShareAlike 4.0 International License</text:span>.</text:p>
      <text:p text:style-name="Text_20_body"><text:span text:style-name="T1">You are free to:</text:span></text:p>
      <text:list text:style-name="L28">
        <text:list-item>
          <text:p text:style-name="P582">Share — copy and redistribute the material</text:p>
        </text:list-item>
        <text:list-item>
          <text:p text:style-name="P582">Adapt — remix, transform, and build upon the material</text:p>
        </text:list-item>
      </text:list>
      <text:p text:style-name="First_20_paragraph"><text:span text:style-name="T1">Under these terms:</text:span></text:p>
      <text:list text:style-name="L29">
        <text:list-item>
          <text:p text:style-name="P583">Attribution — Give appropriate credit</text:p>
        </text:list-item>
        <text:list-item>
          <text:p text:style-name="P583">ShareAlike — Distribute adaptations under the same license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en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en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6.3</meta:generator>
    <dc:title>Partylog</dc:title>
    <dc:description/>
    <dc:subject/>
    <meta:keyword/>
    <dc:language>en</dc:language>
    <meta:initial-creator>Roberto Bisceglie</meta:initial-creator>
    <dc:creator>Roberto Bisceglie</dc:creator>
    <meta:creation-date>2026-04-13T05:43:58Z</meta:creation-date>
    <dc:date>2026-04-13T05:43:58Z</dc:date>
    <meta:user-defined meta:name="authors" meta:value-type="string"/>
    <meta:user-defined meta:name="biblio-config" meta:value-type="string">True</meta:user-defined>
    <meta:user-defined meta:name="by-author" meta:value-type="string"/>
    <meta:user-defined meta:name="header-includes" meta:value-type="string"/>
    <meta:user-defined meta:name="include-after" meta:value-type="string"/>
    <meta:user-defined meta:name="include-before" meta:value-type="string"/>
    <meta:user-defined meta:name="labels" meta:value-type="string"/>
    <meta:user-defined meta:name="license" meta:value-type="string"/>
    <meta:user-defined meta:name="license-image" meta:value-type="string">assets/by-sa.png</meta:user-defined>
    <meta:user-defined meta:name="logo-image" meta:value-type="string">assets/logo.png</meta:user-defined>
    <meta:user-defined meta:name="subtitle" meta:value-type="string">A Standard Notation for Group RPG Session Logging</meta:user-defined>
    <meta:user-defined meta:name="toc-title" meta:value-type="string">Table of contents</meta:user-defined>
    <meta:user-defined meta:name="version" meta:value-type="string">1.0.0</meta:user-defined>
  </office:meta>
</office:document-meta>
</file>